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75.16mm"/>
    </style:style>
    <style:style style:name="co3" style:family="table-column">
      <style:table-column-properties fo:break-before="auto" style:column-width="82.06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34.94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8.47mm"/>
    </style:style>
    <style:style style:name="co13" style:family="table-column">
      <style:table-column-properties fo:break-before="auto" style:column-width="43.37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46.11mm"/>
    </style:style>
    <style:style style:name="co16" style:family="table-column">
      <style:table-column-properties fo:break-before="auto" style:column-width="37.94mm"/>
    </style:style>
    <style:style style:name="co17" style:family="table-column">
      <style:table-column-properties fo:break-before="auto" style:column-width="34.11mm"/>
    </style:style>
    <style:style style:name="co18" style:family="table-column">
      <style:table-column-properties fo:break-before="auto" style:column-width="36.57mm"/>
    </style:style>
    <style:style style:name="co19" style:family="table-column">
      <style:table-column-properties fo:break-before="auto" style:column-width="32.76mm"/>
    </style:style>
    <style:style style:name="co20" style:family="table-column">
      <style:table-column-properties fo:break-before="auto" style:column-width="51.28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37.66mm"/>
    </style:style>
    <style:style style:name="co24" style:family="table-column">
      <style:table-column-properties fo:break-before="auto" style:column-width="30.04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34.4mm"/>
    </style:style>
    <style:style style:name="co27" style:family="table-column">
      <style:table-column-properties fo:break-before="auto" style:column-width="30.59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42.56mm"/>
    </style:style>
    <style:style style:name="co30" style:family="table-column">
      <style:table-column-properties fo:break-before="auto" style:column-width="48.56mm"/>
    </style:style>
    <style:style style:name="co31" style:family="table-column">
      <style:table-column-properties fo:break-before="auto" style:column-width="34.66mm"/>
    </style:style>
    <style:style style:name="co32" style:family="table-column">
      <style:table-column-properties fo:break-before="auto" style:column-width="52.63mm"/>
    </style:style>
    <style:style style:name="co33" style:family="table-column">
      <style:table-column-properties fo:break-before="auto" style:column-width="48.82mm"/>
    </style:style>
    <style:style style:name="co34" style:family="table-column">
      <style:table-column-properties fo:break-before="auto" style:column-width="36.3mm"/>
    </style:style>
    <style:style style:name="co35" style:family="table-column">
      <style:table-column-properties fo:break-before="auto" style:column-width="32.49mm"/>
    </style:style>
    <style:style style:name="co36" style:family="table-column">
      <style:table-column-properties fo:break-before="auto" style:column-width="31.13mm"/>
    </style:style>
    <style:style style:name="co37" style:family="table-column">
      <style:table-column-properties fo:break-before="auto" style:column-width="35.75mm"/>
    </style:style>
    <style:style style:name="co38" style:family="table-column">
      <style:table-column-properties fo:break-before="auto" style:column-width="31.94mm"/>
    </style:style>
    <style:style style:name="co39" style:family="table-column">
      <style:table-column-properties fo:break-before="auto" style:column-width="35.21mm"/>
    </style:style>
    <style:style style:name="co40" style:family="table-column">
      <style:table-column-properties fo:break-before="auto" style:column-width="77.42mm"/>
    </style:style>
    <style:style style:name="co41" style:family="table-column">
      <style:table-column-properties fo:break-before="auto" style:column-width="53.46mm"/>
    </style:style>
    <style:style style:name="co42" style:family="table-column">
      <style:table-column-properties fo:break-before="auto" style:column-width="30.85mm"/>
    </style:style>
    <style:style style:name="co43" style:family="table-column">
      <style:table-column-properties fo:break-before="auto" style:column-width="25.68mm"/>
    </style:style>
    <style:style style:name="co44" style:family="table-column">
      <style:table-column-properties fo:break-before="auto" style:column-width="24.85mm"/>
    </style:style>
    <style:style style:name="co45" style:family="table-column">
      <style:table-column-properties fo:break-before="auto" style:column-width="23.78mm"/>
    </style:style>
    <style:style style:name="co46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9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</table:table-row>
        <table:table-row table:style-name="ro1">
          <table:table-cell office:value-type="string" calcext:value-type="string">
            <text:p>Fuente-Dashboard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6T14:00:00" calcext:value-type="date">
            <text:p>06/04/2020 14:00:00</text:p>
          </table:table-cell>
        </table:table-row>
        <table:table-row table:style-name="ro1">
          <table:table-cell office:value-type="string" calcext:value-type="string">
            <text:p>Fuente-Dashboard-Departamentos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6T14:00:00" calcext:value-type="date">
            <text:p>06/04/2020 14:00:00</text:p>
          </table:table-cell>
        </table:table-row>
        <table:table-row table:style-name="ro1">
          <table:table-cell office:value-type="string" calcext:value-type="string">
            <text:p>Fuente-Dashboard-Check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06T14:10:00" calcext:value-type="date">
            <text:p>06/04/2020 14:10:00</text:p>
          </table:table-cell>
        </table:table-row>
      </table:table>
      <table:table table:name="Fuente-Dashboard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0" calcext:value-type="float">
            <text:p>95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5" calcext:value-type="float">
            <text:p>106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19" calcext:value-type="float">
            <text:p>131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4" calcext:value-type="float">
            <text:p>141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4" calcext:value-type="float">
            <text:p>15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56" calcext:value-type="float">
            <text:p>175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1" calcext:value-type="float">
            <text:p>22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561" calcext:value-type="float">
            <text:p>2561</text:p>
          </table:table-cell>
          <table:table-cell office:value-type="float" office:value="92" calcext:value-type="float">
            <text:p>92</text:p>
          </table:table-cell>
        </table:table-row>
      </table:table>
      <table:table table:name="Fuente-Dashboard-Departamentos" table:style-name="ta1">
        <office:forms form:automatic-focus="false" form:apply-design-mode="false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64" calcext:value-type="float">
            <text:p>1264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639" calcext:value-type="float">
            <text:p>1639</text:p>
          </table:table-cell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</table:table>
      <table:table table:name="Fuente-Dashboard-Check" table:style-name="ta1">
        <office:forms form:automatic-focus="false" form:apply-design-mode="false"/>
        <table:table-column table:style-name="co5" table:default-cell-style-name="ce2"/>
        <table:table-column table:style-name="co40" table:default-cell-style-name="ce3"/>
        <table:table-column table:style-name="co41" table:default-cell-style-name="ce3"/>
        <table:table-column table:style-name="co39" table:default-cell-style-name="ce4"/>
        <table:table-column table:style-name="co42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'.B2]+[$'Fuente-Dashboard-Departamentos'.D2]+[$'Fuente-Dashboard-Departamentos'.F2]+[$'Fuente-Dashboard-Departamentos'.H2]+[$'Fuente-Dashboard-Departamentos'.J2]+[$'Fuente-Dashboard-Departamentos'.L2]+[$'Fuente-Dashboard-Departamentos'.N2]+[$'Fuente-Dashboard-Departamentos'.P2]+[$'Fuente-Dashboard-Departamentos'.R2]+[$'Fuente-Dashboard-Departamentos'.T2]+[$'Fuente-Dashboard-Departamentos'.V2]+[$'Fuente-Dashboard-Departamentos'.X2]+[$'Fuente-Dashboard-Departamentos'.Z2]+[$'Fuente-Dashboard-Departamentos'.AB2]+[$'Fuente-Dashboard-Departamentos'.AD2]+[$'Fuente-Dashboard-Departamentos'.AF2]+[$'Fuente-Dashboard-Departamentos'.AH2]+[$'Fuente-Dashboard-Departamentos'.AJ2]+[$'Fuente-Dashboard-Departamentos'.AL2]+[$'Fuente-Dashboard-Departamentos'.AN2]+[$'Fuente-Dashboard-Departamentos'.AP2]+[$'Fuente-Dashboard-Departamentos'.AR2]+[$'Fuente-Dashboard-Departamentos'.AT2]+[$'Fuente-Dashboard-Departamentos'.AV2]+[$'Fuente-Dashboard-Departamentos'.AX2]" office:value-type="float" office:value="1" calcext:value-type="float">
            <text:p>1</text:p>
          </table:table-cell>
          <table:table-cell table:formula="of:=[$'Fuente-Dashboard-Departamentos'.C2]+[$'Fuente-Dashboard-Departamentos'.E2]+[$'Fuente-Dashboard-Departamentos'.G2]+[$'Fuente-Dashboard-Departamentos'.I2]+[$'Fuente-Dashboard-Departamentos'.K2]+[$'Fuente-Dashboard-Departamentos'.M2]+[$'Fuente-Dashboard-Departamentos'.O2]+[$'Fuente-Dashboard-Departamentos'.Q2]+[$'Fuente-Dashboard-Departamentos'.S2]+[$'Fuente-Dashboard-Departamentos'.U2]+[$'Fuente-Dashboard-Departamentos'.W2]+[$'Fuente-Dashboard-Departamentos'.Y2]+[$'Fuente-Dashboard-Departamentos'.AA2]+[$'Fuente-Dashboard-Departamentos'.AC2]+[$'Fuente-Dashboard-Departamentos'.AE2]+[$'Fuente-Dashboard-Departamentos'.AG2]+[$'Fuente-Dashboard-Departamentos'.AI2]+[$'Fuente-Dashboard-Departamentos'.AK2]+[$'Fuente-Dashboard-Departamentos'.AM2]+[$'Fuente-Dashboard-Departamentos'.AO2]+[$'Fuente-Dashboard-Departamentos'.AQ2]+[$'Fuente-Dashboard-Departamentos'.AS2]+[$'Fuente-Dashboard-Departamentos'.AU2]+[$'Fuente-Dashboard-Departamentos'.AW2]+[$'Fuente-Dashboard-Departamentos'.AY2]" office:value-type="float" office:value="0" calcext:value-type="float">
            <text:p>0</text:p>
          </table:table-cell>
          <table:table-cell table:formula="of:=[.B2]=[$'Fuente-Dashboard'.B2]" office:value-type="boolean" office:boolean-value="true" calcext:value-type="boolean">
            <text:p>VERDADERO</text:p>
          </table:table-cell>
          <table:table-cell table:formula="of:=[.C2]=[$'Fuente-Dashboard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'.B3]+[$'Fuente-Dashboard-Departamentos'.D3]+[$'Fuente-Dashboard-Departamentos'.F3]+[$'Fuente-Dashboard-Departamentos'.H3]+[$'Fuente-Dashboard-Departamentos'.J3]+[$'Fuente-Dashboard-Departamentos'.L3]+[$'Fuente-Dashboard-Departamentos'.N3]+[$'Fuente-Dashboard-Departamentos'.P3]+[$'Fuente-Dashboard-Departamentos'.R3]+[$'Fuente-Dashboard-Departamentos'.T3]+[$'Fuente-Dashboard-Departamentos'.V3]+[$'Fuente-Dashboard-Departamentos'.X3]+[$'Fuente-Dashboard-Departamentos'.Z3]+[$'Fuente-Dashboard-Departamentos'.AB3]+[$'Fuente-Dashboard-Departamentos'.AD3]+[$'Fuente-Dashboard-Departamentos'.AF3]+[$'Fuente-Dashboard-Departamentos'.AH3]+[$'Fuente-Dashboard-Departamentos'.AJ3]+[$'Fuente-Dashboard-Departamentos'.AL3]+[$'Fuente-Dashboard-Departamentos'.AN3]+[$'Fuente-Dashboard-Departamentos'.AP3]+[$'Fuente-Dashboard-Departamentos'.AR3]+[$'Fuente-Dashboard-Departamentos'.AT3]+[$'Fuente-Dashboard-Departamentos'.AV3]+[$'Fuente-Dashboard-Departamentos'.AX3]" office:value-type="float" office:value="6" calcext:value-type="float">
            <text:p>6</text:p>
          </table:table-cell>
          <table:table-cell table:formula="of:=[$'Fuente-Dashboard-Departamentos'.C3]+[$'Fuente-Dashboard-Departamentos'.E3]+[$'Fuente-Dashboard-Departamentos'.G3]+[$'Fuente-Dashboard-Departamentos'.I3]+[$'Fuente-Dashboard-Departamentos'.K3]+[$'Fuente-Dashboard-Departamentos'.M3]+[$'Fuente-Dashboard-Departamentos'.O3]+[$'Fuente-Dashboard-Departamentos'.Q3]+[$'Fuente-Dashboard-Departamentos'.S3]+[$'Fuente-Dashboard-Departamentos'.U3]+[$'Fuente-Dashboard-Departamentos'.W3]+[$'Fuente-Dashboard-Departamentos'.Y3]+[$'Fuente-Dashboard-Departamentos'.AA3]+[$'Fuente-Dashboard-Departamentos'.AC3]+[$'Fuente-Dashboard-Departamentos'.AE3]+[$'Fuente-Dashboard-Departamentos'.AG3]+[$'Fuente-Dashboard-Departamentos'.AI3]+[$'Fuente-Dashboard-Departamentos'.AK3]+[$'Fuente-Dashboard-Departamentos'.AM3]+[$'Fuente-Dashboard-Departamentos'.AO3]+[$'Fuente-Dashboard-Departamentos'.AQ3]+[$'Fuente-Dashboard-Departamentos'.AS3]+[$'Fuente-Dashboard-Departamentos'.AU3]+[$'Fuente-Dashboard-Departamentos'.AW3]+[$'Fuente-Dashboard-Departamentos'.AY3]" office:value-type="float" office:value="0" calcext:value-type="float">
            <text:p>0</text:p>
          </table:table-cell>
          <table:table-cell table:formula="of:=[.B3]=[$'Fuente-Dashboard'.B3]" office:value-type="boolean" office:boolean-value="true" calcext:value-type="boolean">
            <text:p>VERDADERO</text:p>
          </table:table-cell>
          <table:table-cell table:formula="of:=[.C3]=[$'Fuente-Dashboard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'.B4]+[$'Fuente-Dashboard-Departamentos'.D4]+[$'Fuente-Dashboard-Departamentos'.F4]+[$'Fuente-Dashboard-Departamentos'.H4]+[$'Fuente-Dashboard-Departamentos'.J4]+[$'Fuente-Dashboard-Departamentos'.L4]+[$'Fuente-Dashboard-Departamentos'.N4]+[$'Fuente-Dashboard-Departamentos'.P4]+[$'Fuente-Dashboard-Departamentos'.R4]+[$'Fuente-Dashboard-Departamentos'.T4]+[$'Fuente-Dashboard-Departamentos'.V4]+[$'Fuente-Dashboard-Departamentos'.X4]+[$'Fuente-Dashboard-Departamentos'.Z4]+[$'Fuente-Dashboard-Departamentos'.AB4]+[$'Fuente-Dashboard-Departamentos'.AD4]+[$'Fuente-Dashboard-Departamentos'.AF4]+[$'Fuente-Dashboard-Departamentos'.AH4]+[$'Fuente-Dashboard-Departamentos'.AJ4]+[$'Fuente-Dashboard-Departamentos'.AL4]+[$'Fuente-Dashboard-Departamentos'.AN4]+[$'Fuente-Dashboard-Departamentos'.AP4]+[$'Fuente-Dashboard-Departamentos'.AR4]+[$'Fuente-Dashboard-Departamentos'.AT4]+[$'Fuente-Dashboard-Departamentos'.AV4]+[$'Fuente-Dashboard-Departamentos'.AX4]" office:value-type="float" office:value="8" calcext:value-type="float">
            <text:p>8</text:p>
          </table:table-cell>
          <table:table-cell table:formula="of:=[$'Fuente-Dashboard-Departamentos'.C4]+[$'Fuente-Dashboard-Departamentos'.E4]+[$'Fuente-Dashboard-Departamentos'.G4]+[$'Fuente-Dashboard-Departamentos'.I4]+[$'Fuente-Dashboard-Departamentos'.K4]+[$'Fuente-Dashboard-Departamentos'.M4]+[$'Fuente-Dashboard-Departamentos'.O4]+[$'Fuente-Dashboard-Departamentos'.Q4]+[$'Fuente-Dashboard-Departamentos'.S4]+[$'Fuente-Dashboard-Departamentos'.U4]+[$'Fuente-Dashboard-Departamentos'.W4]+[$'Fuente-Dashboard-Departamentos'.Y4]+[$'Fuente-Dashboard-Departamentos'.AA4]+[$'Fuente-Dashboard-Departamentos'.AC4]+[$'Fuente-Dashboard-Departamentos'.AE4]+[$'Fuente-Dashboard-Departamentos'.AG4]+[$'Fuente-Dashboard-Departamentos'.AI4]+[$'Fuente-Dashboard-Departamentos'.AK4]+[$'Fuente-Dashboard-Departamentos'.AM4]+[$'Fuente-Dashboard-Departamentos'.AO4]+[$'Fuente-Dashboard-Departamentos'.AQ4]+[$'Fuente-Dashboard-Departamentos'.AS4]+[$'Fuente-Dashboard-Departamentos'.AU4]+[$'Fuente-Dashboard-Departamentos'.AW4]+[$'Fuente-Dashboard-Departamentos'.AY4]" office:value-type="float" office:value="0" calcext:value-type="float">
            <text:p>0</text:p>
          </table:table-cell>
          <table:table-cell table:formula="of:=[.B4]=[$'Fuente-Dashboard'.B4]" office:value-type="boolean" office:boolean-value="true" calcext:value-type="boolean">
            <text:p>VERDADERO</text:p>
          </table:table-cell>
          <table:table-cell table:formula="of:=[.C4]=[$'Fuente-Dashboard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'.B5]+[$'Fuente-Dashboard-Departamentos'.D5]+[$'Fuente-Dashboard-Departamentos'.F5]+[$'Fuente-Dashboard-Departamentos'.H5]+[$'Fuente-Dashboard-Departamentos'.J5]+[$'Fuente-Dashboard-Departamentos'.L5]+[$'Fuente-Dashboard-Departamentos'.N5]+[$'Fuente-Dashboard-Departamentos'.P5]+[$'Fuente-Dashboard-Departamentos'.R5]+[$'Fuente-Dashboard-Departamentos'.T5]+[$'Fuente-Dashboard-Departamentos'.V5]+[$'Fuente-Dashboard-Departamentos'.X5]+[$'Fuente-Dashboard-Departamentos'.Z5]+[$'Fuente-Dashboard-Departamentos'.AB5]+[$'Fuente-Dashboard-Departamentos'.AD5]+[$'Fuente-Dashboard-Departamentos'.AF5]+[$'Fuente-Dashboard-Departamentos'.AH5]+[$'Fuente-Dashboard-Departamentos'.AJ5]+[$'Fuente-Dashboard-Departamentos'.AL5]+[$'Fuente-Dashboard-Departamentos'.AN5]+[$'Fuente-Dashboard-Departamentos'.AP5]+[$'Fuente-Dashboard-Departamentos'.AR5]+[$'Fuente-Dashboard-Departamentos'.AT5]+[$'Fuente-Dashboard-Departamentos'.AV5]+[$'Fuente-Dashboard-Departamentos'.AX5]" office:value-type="float" office:value="11" calcext:value-type="float">
            <text:p>11</text:p>
          </table:table-cell>
          <table:table-cell table:formula="of:=[$'Fuente-Dashboard-Departamentos'.C5]+[$'Fuente-Dashboard-Departamentos'.E5]+[$'Fuente-Dashboard-Departamentos'.G5]+[$'Fuente-Dashboard-Departamentos'.I5]+[$'Fuente-Dashboard-Departamentos'.K5]+[$'Fuente-Dashboard-Departamentos'.M5]+[$'Fuente-Dashboard-Departamentos'.O5]+[$'Fuente-Dashboard-Departamentos'.Q5]+[$'Fuente-Dashboard-Departamentos'.S5]+[$'Fuente-Dashboard-Departamentos'.U5]+[$'Fuente-Dashboard-Departamentos'.W5]+[$'Fuente-Dashboard-Departamentos'.Y5]+[$'Fuente-Dashboard-Departamentos'.AA5]+[$'Fuente-Dashboard-Departamentos'.AC5]+[$'Fuente-Dashboard-Departamentos'.AE5]+[$'Fuente-Dashboard-Departamentos'.AG5]+[$'Fuente-Dashboard-Departamentos'.AI5]+[$'Fuente-Dashboard-Departamentos'.AK5]+[$'Fuente-Dashboard-Departamentos'.AM5]+[$'Fuente-Dashboard-Departamentos'.AO5]+[$'Fuente-Dashboard-Departamentos'.AQ5]+[$'Fuente-Dashboard-Departamentos'.AS5]+[$'Fuente-Dashboard-Departamentos'.AU5]+[$'Fuente-Dashboard-Departamentos'.AW5]+[$'Fuente-Dashboard-Departamentos'.AY5]" office:value-type="float" office:value="0" calcext:value-type="float">
            <text:p>0</text:p>
          </table:table-cell>
          <table:table-cell table:formula="of:=[.B5]=[$'Fuente-Dashboard'.B5]" office:value-type="boolean" office:boolean-value="true" calcext:value-type="boolean">
            <text:p>VERDADERO</text:p>
          </table:table-cell>
          <table:table-cell table:formula="of:=[.C5]=[$'Fuente-Dashboard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'.B6]+[$'Fuente-Dashboard-Departamentos'.D6]+[$'Fuente-Dashboard-Departamentos'.F6]+[$'Fuente-Dashboard-Departamentos'.H6]+[$'Fuente-Dashboard-Departamentos'.J6]+[$'Fuente-Dashboard-Departamentos'.L6]+[$'Fuente-Dashboard-Departamentos'.N6]+[$'Fuente-Dashboard-Departamentos'.P6]+[$'Fuente-Dashboard-Departamentos'.R6]+[$'Fuente-Dashboard-Departamentos'.T6]+[$'Fuente-Dashboard-Departamentos'.V6]+[$'Fuente-Dashboard-Departamentos'.X6]+[$'Fuente-Dashboard-Departamentos'.Z6]+[$'Fuente-Dashboard-Departamentos'.AB6]+[$'Fuente-Dashboard-Departamentos'.AD6]+[$'Fuente-Dashboard-Departamentos'.AF6]+[$'Fuente-Dashboard-Departamentos'.AH6]+[$'Fuente-Dashboard-Departamentos'.AJ6]+[$'Fuente-Dashboard-Departamentos'.AL6]+[$'Fuente-Dashboard-Departamentos'.AN6]+[$'Fuente-Dashboard-Departamentos'.AP6]+[$'Fuente-Dashboard-Departamentos'.AR6]+[$'Fuente-Dashboard-Departamentos'.AT6]+[$'Fuente-Dashboard-Departamentos'.AV6]+[$'Fuente-Dashboard-Departamentos'.AX6]" office:value-type="float" office:value="12" calcext:value-type="float">
            <text:p>12</text:p>
          </table:table-cell>
          <table:table-cell table:formula="of:=[$'Fuente-Dashboard-Departamentos'.C6]+[$'Fuente-Dashboard-Departamentos'.E6]+[$'Fuente-Dashboard-Departamentos'.G6]+[$'Fuente-Dashboard-Departamentos'.I6]+[$'Fuente-Dashboard-Departamentos'.K6]+[$'Fuente-Dashboard-Departamentos'.M6]+[$'Fuente-Dashboard-Departamentos'.O6]+[$'Fuente-Dashboard-Departamentos'.Q6]+[$'Fuente-Dashboard-Departamentos'.S6]+[$'Fuente-Dashboard-Departamentos'.U6]+[$'Fuente-Dashboard-Departamentos'.W6]+[$'Fuente-Dashboard-Departamentos'.Y6]+[$'Fuente-Dashboard-Departamentos'.AA6]+[$'Fuente-Dashboard-Departamentos'.AC6]+[$'Fuente-Dashboard-Departamentos'.AE6]+[$'Fuente-Dashboard-Departamentos'.AG6]+[$'Fuente-Dashboard-Departamentos'.AI6]+[$'Fuente-Dashboard-Departamentos'.AK6]+[$'Fuente-Dashboard-Departamentos'.AM6]+[$'Fuente-Dashboard-Departamentos'.AO6]+[$'Fuente-Dashboard-Departamentos'.AQ6]+[$'Fuente-Dashboard-Departamentos'.AS6]+[$'Fuente-Dashboard-Departamentos'.AU6]+[$'Fuente-Dashboard-Departamentos'.AW6]+[$'Fuente-Dashboard-Departamentos'.AY6]" office:value-type="float" office:value="0" calcext:value-type="float">
            <text:p>0</text:p>
          </table:table-cell>
          <table:table-cell table:formula="of:=[.B6]=[$'Fuente-Dashboard'.B6]" office:value-type="boolean" office:boolean-value="true" calcext:value-type="boolean">
            <text:p>VERDADERO</text:p>
          </table:table-cell>
          <table:table-cell table:formula="of:=[.C6]=[$'Fuente-Dashboard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'.B7]+[$'Fuente-Dashboard-Departamentos'.D7]+[$'Fuente-Dashboard-Departamentos'.F7]+[$'Fuente-Dashboard-Departamentos'.H7]+[$'Fuente-Dashboard-Departamentos'.J7]+[$'Fuente-Dashboard-Departamentos'.L7]+[$'Fuente-Dashboard-Departamentos'.N7]+[$'Fuente-Dashboard-Departamentos'.P7]+[$'Fuente-Dashboard-Departamentos'.R7]+[$'Fuente-Dashboard-Departamentos'.T7]+[$'Fuente-Dashboard-Departamentos'.V7]+[$'Fuente-Dashboard-Departamentos'.X7]+[$'Fuente-Dashboard-Departamentos'.Z7]+[$'Fuente-Dashboard-Departamentos'.AB7]+[$'Fuente-Dashboard-Departamentos'.AD7]+[$'Fuente-Dashboard-Departamentos'.AF7]+[$'Fuente-Dashboard-Departamentos'.AH7]+[$'Fuente-Dashboard-Departamentos'.AJ7]+[$'Fuente-Dashboard-Departamentos'.AL7]+[$'Fuente-Dashboard-Departamentos'.AN7]+[$'Fuente-Dashboard-Departamentos'.AP7]+[$'Fuente-Dashboard-Departamentos'.AR7]+[$'Fuente-Dashboard-Departamentos'.AT7]+[$'Fuente-Dashboard-Departamentos'.AV7]+[$'Fuente-Dashboard-Departamentos'.AX7]" office:value-type="float" office:value="20" calcext:value-type="float">
            <text:p>20</text:p>
          </table:table-cell>
          <table:table-cell table:formula="of:=[$'Fuente-Dashboard-Departamentos'.C7]+[$'Fuente-Dashboard-Departamentos'.E7]+[$'Fuente-Dashboard-Departamentos'.G7]+[$'Fuente-Dashboard-Departamentos'.I7]+[$'Fuente-Dashboard-Departamentos'.K7]+[$'Fuente-Dashboard-Departamentos'.M7]+[$'Fuente-Dashboard-Departamentos'.O7]+[$'Fuente-Dashboard-Departamentos'.Q7]+[$'Fuente-Dashboard-Departamentos'.S7]+[$'Fuente-Dashboard-Departamentos'.U7]+[$'Fuente-Dashboard-Departamentos'.W7]+[$'Fuente-Dashboard-Departamentos'.Y7]+[$'Fuente-Dashboard-Departamentos'.AA7]+[$'Fuente-Dashboard-Departamentos'.AC7]+[$'Fuente-Dashboard-Departamentos'.AE7]+[$'Fuente-Dashboard-Departamentos'.AG7]+[$'Fuente-Dashboard-Departamentos'.AI7]+[$'Fuente-Dashboard-Departamentos'.AK7]+[$'Fuente-Dashboard-Departamentos'.AM7]+[$'Fuente-Dashboard-Departamentos'.AO7]+[$'Fuente-Dashboard-Departamentos'.AQ7]+[$'Fuente-Dashboard-Departamentos'.AS7]+[$'Fuente-Dashboard-Departamentos'.AU7]+[$'Fuente-Dashboard-Departamentos'.AW7]+[$'Fuente-Dashboard-Departamentos'.AY7]" office:value-type="float" office:value="0" calcext:value-type="float">
            <text:p>0</text:p>
          </table:table-cell>
          <table:table-cell table:formula="of:=[.B7]=[$'Fuente-Dashboard'.B7]" office:value-type="boolean" office:boolean-value="true" calcext:value-type="boolean">
            <text:p>VERDADERO</text:p>
          </table:table-cell>
          <table:table-cell table:formula="of:=[.C7]=[$'Fuente-Dashboard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'.B8]+[$'Fuente-Dashboard-Departamentos'.D8]+[$'Fuente-Dashboard-Departamentos'.F8]+[$'Fuente-Dashboard-Departamentos'.H8]+[$'Fuente-Dashboard-Departamentos'.J8]+[$'Fuente-Dashboard-Departamentos'.L8]+[$'Fuente-Dashboard-Departamentos'.N8]+[$'Fuente-Dashboard-Departamentos'.P8]+[$'Fuente-Dashboard-Departamentos'.R8]+[$'Fuente-Dashboard-Departamentos'.T8]+[$'Fuente-Dashboard-Departamentos'.V8]+[$'Fuente-Dashboard-Departamentos'.X8]+[$'Fuente-Dashboard-Departamentos'.Z8]+[$'Fuente-Dashboard-Departamentos'.AB8]+[$'Fuente-Dashboard-Departamentos'.AD8]+[$'Fuente-Dashboard-Departamentos'.AF8]+[$'Fuente-Dashboard-Departamentos'.AH8]+[$'Fuente-Dashboard-Departamentos'.AJ8]+[$'Fuente-Dashboard-Departamentos'.AL8]+[$'Fuente-Dashboard-Departamentos'.AN8]+[$'Fuente-Dashboard-Departamentos'.AP8]+[$'Fuente-Dashboard-Departamentos'.AR8]+[$'Fuente-Dashboard-Departamentos'.AT8]+[$'Fuente-Dashboard-Departamentos'.AV8]+[$'Fuente-Dashboard-Departamentos'.AX8]" office:value-type="float" office:value="28" calcext:value-type="float">
            <text:p>28</text:p>
          </table:table-cell>
          <table:table-cell table:formula="of:=[$'Fuente-Dashboard-Departamentos'.C8]+[$'Fuente-Dashboard-Departamentos'.E8]+[$'Fuente-Dashboard-Departamentos'.G8]+[$'Fuente-Dashboard-Departamentos'.I8]+[$'Fuente-Dashboard-Departamentos'.K8]+[$'Fuente-Dashboard-Departamentos'.M8]+[$'Fuente-Dashboard-Departamentos'.O8]+[$'Fuente-Dashboard-Departamentos'.Q8]+[$'Fuente-Dashboard-Departamentos'.S8]+[$'Fuente-Dashboard-Departamentos'.U8]+[$'Fuente-Dashboard-Departamentos'.W8]+[$'Fuente-Dashboard-Departamentos'.Y8]+[$'Fuente-Dashboard-Departamentos'.AA8]+[$'Fuente-Dashboard-Departamentos'.AC8]+[$'Fuente-Dashboard-Departamentos'.AE8]+[$'Fuente-Dashboard-Departamentos'.AG8]+[$'Fuente-Dashboard-Departamentos'.AI8]+[$'Fuente-Dashboard-Departamentos'.AK8]+[$'Fuente-Dashboard-Departamentos'.AM8]+[$'Fuente-Dashboard-Departamentos'.AO8]+[$'Fuente-Dashboard-Departamentos'.AQ8]+[$'Fuente-Dashboard-Departamentos'.AS8]+[$'Fuente-Dashboard-Departamentos'.AU8]+[$'Fuente-Dashboard-Departamentos'.AW8]+[$'Fuente-Dashboard-Departamentos'.AY8]" office:value-type="float" office:value="0" calcext:value-type="float">
            <text:p>0</text:p>
          </table:table-cell>
          <table:table-cell table:formula="of:=[.B8]=[$'Fuente-Dashboard'.B8]" office:value-type="boolean" office:boolean-value="true" calcext:value-type="boolean">
            <text:p>VERDADERO</text:p>
          </table:table-cell>
          <table:table-cell table:formula="of:=[.C8]=[$'Fuente-Dashboard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'.B9]+[$'Fuente-Dashboard-Departamentos'.D9]+[$'Fuente-Dashboard-Departamentos'.F9]+[$'Fuente-Dashboard-Departamentos'.H9]+[$'Fuente-Dashboard-Departamentos'.J9]+[$'Fuente-Dashboard-Departamentos'.L9]+[$'Fuente-Dashboard-Departamentos'.N9]+[$'Fuente-Dashboard-Departamentos'.P9]+[$'Fuente-Dashboard-Departamentos'.R9]+[$'Fuente-Dashboard-Departamentos'.T9]+[$'Fuente-Dashboard-Departamentos'.V9]+[$'Fuente-Dashboard-Departamentos'.X9]+[$'Fuente-Dashboard-Departamentos'.Z9]+[$'Fuente-Dashboard-Departamentos'.AB9]+[$'Fuente-Dashboard-Departamentos'.AD9]+[$'Fuente-Dashboard-Departamentos'.AF9]+[$'Fuente-Dashboard-Departamentos'.AH9]+[$'Fuente-Dashboard-Departamentos'.AJ9]+[$'Fuente-Dashboard-Departamentos'.AL9]+[$'Fuente-Dashboard-Departamentos'.AN9]+[$'Fuente-Dashboard-Departamentos'.AP9]+[$'Fuente-Dashboard-Departamentos'.AR9]+[$'Fuente-Dashboard-Departamentos'.AT9]+[$'Fuente-Dashboard-Departamentos'.AV9]+[$'Fuente-Dashboard-Departamentos'.AX9]" office:value-type="float" office:value="39" calcext:value-type="float">
            <text:p>39</text:p>
          </table:table-cell>
          <table:table-cell table:formula="of:=[$'Fuente-Dashboard-Departamentos'.C9]+[$'Fuente-Dashboard-Departamentos'.E9]+[$'Fuente-Dashboard-Departamentos'.G9]+[$'Fuente-Dashboard-Departamentos'.I9]+[$'Fuente-Dashboard-Departamentos'.K9]+[$'Fuente-Dashboard-Departamentos'.M9]+[$'Fuente-Dashboard-Departamentos'.O9]+[$'Fuente-Dashboard-Departamentos'.Q9]+[$'Fuente-Dashboard-Departamentos'.S9]+[$'Fuente-Dashboard-Departamentos'.U9]+[$'Fuente-Dashboard-Departamentos'.W9]+[$'Fuente-Dashboard-Departamentos'.Y9]+[$'Fuente-Dashboard-Departamentos'.AA9]+[$'Fuente-Dashboard-Departamentos'.AC9]+[$'Fuente-Dashboard-Departamentos'.AE9]+[$'Fuente-Dashboard-Departamentos'.AG9]+[$'Fuente-Dashboard-Departamentos'.AI9]+[$'Fuente-Dashboard-Departamentos'.AK9]+[$'Fuente-Dashboard-Departamentos'.AM9]+[$'Fuente-Dashboard-Departamentos'.AO9]+[$'Fuente-Dashboard-Departamentos'.AQ9]+[$'Fuente-Dashboard-Departamentos'.AS9]+[$'Fuente-Dashboard-Departamentos'.AU9]+[$'Fuente-Dashboard-Departamentos'.AW9]+[$'Fuente-Dashboard-Departamentos'.AY9]" office:value-type="float" office:value="0" calcext:value-type="float">
            <text:p>0</text:p>
          </table:table-cell>
          <table:table-cell table:formula="of:=[.B9]=[$'Fuente-Dashboard'.B9]" office:value-type="boolean" office:boolean-value="true" calcext:value-type="boolean">
            <text:p>VERDADERO</text:p>
          </table:table-cell>
          <table:table-cell table:formula="of:=[.C9]=[$'Fuente-Dashboard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'.B10]+[$'Fuente-Dashboard-Departamentos'.D10]+[$'Fuente-Dashboard-Departamentos'.F10]+[$'Fuente-Dashboard-Departamentos'.H10]+[$'Fuente-Dashboard-Departamentos'.J10]+[$'Fuente-Dashboard-Departamentos'.L10]+[$'Fuente-Dashboard-Departamentos'.N10]+[$'Fuente-Dashboard-Departamentos'.P10]+[$'Fuente-Dashboard-Departamentos'.R10]+[$'Fuente-Dashboard-Departamentos'.T10]+[$'Fuente-Dashboard-Departamentos'.V10]+[$'Fuente-Dashboard-Departamentos'.X10]+[$'Fuente-Dashboard-Departamentos'.Z10]+[$'Fuente-Dashboard-Departamentos'.AB10]+[$'Fuente-Dashboard-Departamentos'.AD10]+[$'Fuente-Dashboard-Departamentos'.AF10]+[$'Fuente-Dashboard-Departamentos'.AH10]+[$'Fuente-Dashboard-Departamentos'.AJ10]+[$'Fuente-Dashboard-Departamentos'.AL10]+[$'Fuente-Dashboard-Departamentos'.AN10]+[$'Fuente-Dashboard-Departamentos'.AP10]+[$'Fuente-Dashboard-Departamentos'.AR10]+[$'Fuente-Dashboard-Departamentos'.AT10]+[$'Fuente-Dashboard-Departamentos'.AV10]+[$'Fuente-Dashboard-Departamentos'.AX10]" office:value-type="float" office:value="58" calcext:value-type="float">
            <text:p>58</text:p>
          </table:table-cell>
          <table:table-cell table:formula="of:=[$'Fuente-Dashboard-Departamentos'.C10]+[$'Fuente-Dashboard-Departamentos'.E10]+[$'Fuente-Dashboard-Departamentos'.G10]+[$'Fuente-Dashboard-Departamentos'.I10]+[$'Fuente-Dashboard-Departamentos'.K10]+[$'Fuente-Dashboard-Departamentos'.M10]+[$'Fuente-Dashboard-Departamentos'.O10]+[$'Fuente-Dashboard-Departamentos'.Q10]+[$'Fuente-Dashboard-Departamentos'.S10]+[$'Fuente-Dashboard-Departamentos'.U10]+[$'Fuente-Dashboard-Departamentos'.W10]+[$'Fuente-Dashboard-Departamentos'.Y10]+[$'Fuente-Dashboard-Departamentos'.AA10]+[$'Fuente-Dashboard-Departamentos'.AC10]+[$'Fuente-Dashboard-Departamentos'.AE10]+[$'Fuente-Dashboard-Departamentos'.AG10]+[$'Fuente-Dashboard-Departamentos'.AI10]+[$'Fuente-Dashboard-Departamentos'.AK10]+[$'Fuente-Dashboard-Departamentos'.AM10]+[$'Fuente-Dashboard-Departamentos'.AO10]+[$'Fuente-Dashboard-Departamentos'.AQ10]+[$'Fuente-Dashboard-Departamentos'.AS10]+[$'Fuente-Dashboard-Departamentos'.AU10]+[$'Fuente-Dashboard-Departamentos'.AW10]+[$'Fuente-Dashboard-Departamentos'.AY10]" office:value-type="float" office:value="0" calcext:value-type="float">
            <text:p>0</text:p>
          </table:table-cell>
          <table:table-cell table:formula="of:=[.B10]=[$'Fuente-Dashboard'.B10]" office:value-type="boolean" office:boolean-value="true" calcext:value-type="boolean">
            <text:p>VERDADERO</text:p>
          </table:table-cell>
          <table:table-cell table:formula="of:=[.C10]=[$'Fuente-Dashboard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'.B11]+[$'Fuente-Dashboard-Departamentos'.D11]+[$'Fuente-Dashboard-Departamentos'.F11]+[$'Fuente-Dashboard-Departamentos'.H11]+[$'Fuente-Dashboard-Departamentos'.J11]+[$'Fuente-Dashboard-Departamentos'.L11]+[$'Fuente-Dashboard-Departamentos'.N11]+[$'Fuente-Dashboard-Departamentos'.P11]+[$'Fuente-Dashboard-Departamentos'.R11]+[$'Fuente-Dashboard-Departamentos'.T11]+[$'Fuente-Dashboard-Departamentos'.V11]+[$'Fuente-Dashboard-Departamentos'.X11]+[$'Fuente-Dashboard-Departamentos'.Z11]+[$'Fuente-Dashboard-Departamentos'.AB11]+[$'Fuente-Dashboard-Departamentos'.AD11]+[$'Fuente-Dashboard-Departamentos'.AF11]+[$'Fuente-Dashboard-Departamentos'.AH11]+[$'Fuente-Dashboard-Departamentos'.AJ11]+[$'Fuente-Dashboard-Departamentos'.AL11]+[$'Fuente-Dashboard-Departamentos'.AN11]+[$'Fuente-Dashboard-Departamentos'.AP11]+[$'Fuente-Dashboard-Departamentos'.AR11]+[$'Fuente-Dashboard-Departamentos'.AT11]+[$'Fuente-Dashboard-Departamentos'.AV11]+[$'Fuente-Dashboard-Departamentos'.AX11]" office:value-type="float" office:value="86" calcext:value-type="float">
            <text:p>86</text:p>
          </table:table-cell>
          <table:table-cell table:formula="of:=[$'Fuente-Dashboard-Departamentos'.C11]+[$'Fuente-Dashboard-Departamentos'.E11]+[$'Fuente-Dashboard-Departamentos'.G11]+[$'Fuente-Dashboard-Departamentos'.I11]+[$'Fuente-Dashboard-Departamentos'.K11]+[$'Fuente-Dashboard-Departamentos'.M11]+[$'Fuente-Dashboard-Departamentos'.O11]+[$'Fuente-Dashboard-Departamentos'.Q11]+[$'Fuente-Dashboard-Departamentos'.S11]+[$'Fuente-Dashboard-Departamentos'.U11]+[$'Fuente-Dashboard-Departamentos'.W11]+[$'Fuente-Dashboard-Departamentos'.Y11]+[$'Fuente-Dashboard-Departamentos'.AA11]+[$'Fuente-Dashboard-Departamentos'.AC11]+[$'Fuente-Dashboard-Departamentos'.AE11]+[$'Fuente-Dashboard-Departamentos'.AG11]+[$'Fuente-Dashboard-Departamentos'.AI11]+[$'Fuente-Dashboard-Departamentos'.AK11]+[$'Fuente-Dashboard-Departamentos'.AM11]+[$'Fuente-Dashboard-Departamentos'.AO11]+[$'Fuente-Dashboard-Departamentos'.AQ11]+[$'Fuente-Dashboard-Departamentos'.AS11]+[$'Fuente-Dashboard-Departamentos'.AU11]+[$'Fuente-Dashboard-Departamentos'.AW11]+[$'Fuente-Dashboard-Departamentos'.AY11]" office:value-type="float" office:value="0" calcext:value-type="float">
            <text:p>0</text:p>
          </table:table-cell>
          <table:table-cell table:formula="of:=[.B11]=[$'Fuente-Dashboard'.B11]" office:value-type="boolean" office:boolean-value="true" calcext:value-type="boolean">
            <text:p>VERDADERO</text:p>
          </table:table-cell>
          <table:table-cell table:formula="of:=[.C11]=[$'Fuente-Dashboard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'.B12]+[$'Fuente-Dashboard-Departamentos'.D12]+[$'Fuente-Dashboard-Departamentos'.F12]+[$'Fuente-Dashboard-Departamentos'.H12]+[$'Fuente-Dashboard-Departamentos'.J12]+[$'Fuente-Dashboard-Departamentos'.L12]+[$'Fuente-Dashboard-Departamentos'.N12]+[$'Fuente-Dashboard-Departamentos'.P12]+[$'Fuente-Dashboard-Departamentos'.R12]+[$'Fuente-Dashboard-Departamentos'.T12]+[$'Fuente-Dashboard-Departamentos'.V12]+[$'Fuente-Dashboard-Departamentos'.X12]+[$'Fuente-Dashboard-Departamentos'.Z12]+[$'Fuente-Dashboard-Departamentos'.AB12]+[$'Fuente-Dashboard-Departamentos'.AD12]+[$'Fuente-Dashboard-Departamentos'.AF12]+[$'Fuente-Dashboard-Departamentos'.AH12]+[$'Fuente-Dashboard-Departamentos'.AJ12]+[$'Fuente-Dashboard-Departamentos'.AL12]+[$'Fuente-Dashboard-Departamentos'.AN12]+[$'Fuente-Dashboard-Departamentos'.AP12]+[$'Fuente-Dashboard-Departamentos'.AR12]+[$'Fuente-Dashboard-Departamentos'.AT12]+[$'Fuente-Dashboard-Departamentos'.AV12]+[$'Fuente-Dashboard-Departamentos'.AX12]" office:value-type="float" office:value="106" calcext:value-type="float">
            <text:p>106</text:p>
          </table:table-cell>
          <table:table-cell table:formula="of:=[$'Fuente-Dashboard-Departamentos'.C12]+[$'Fuente-Dashboard-Departamentos'.E12]+[$'Fuente-Dashboard-Departamentos'.G12]+[$'Fuente-Dashboard-Departamentos'.I12]+[$'Fuente-Dashboard-Departamentos'.K12]+[$'Fuente-Dashboard-Departamentos'.M12]+[$'Fuente-Dashboard-Departamentos'.O12]+[$'Fuente-Dashboard-Departamentos'.Q12]+[$'Fuente-Dashboard-Departamentos'.S12]+[$'Fuente-Dashboard-Departamentos'.U12]+[$'Fuente-Dashboard-Departamentos'.W12]+[$'Fuente-Dashboard-Departamentos'.Y12]+[$'Fuente-Dashboard-Departamentos'.AA12]+[$'Fuente-Dashboard-Departamentos'.AC12]+[$'Fuente-Dashboard-Departamentos'.AE12]+[$'Fuente-Dashboard-Departamentos'.AG12]+[$'Fuente-Dashboard-Departamentos'.AI12]+[$'Fuente-Dashboard-Departamentos'.AK12]+[$'Fuente-Dashboard-Departamentos'.AM12]+[$'Fuente-Dashboard-Departamentos'.AO12]+[$'Fuente-Dashboard-Departamentos'.AQ12]+[$'Fuente-Dashboard-Departamentos'.AS12]+[$'Fuente-Dashboard-Departamentos'.AU12]+[$'Fuente-Dashboard-Departamentos'.AW12]+[$'Fuente-Dashboard-Departamentos'.AY12]" office:value-type="float" office:value="0" calcext:value-type="float">
            <text:p>0</text:p>
          </table:table-cell>
          <table:table-cell table:formula="of:=[.B12]=[$'Fuente-Dashboard'.B12]" office:value-type="boolean" office:boolean-value="true" calcext:value-type="boolean">
            <text:p>VERDADERO</text:p>
          </table:table-cell>
          <table:table-cell table:formula="of:=[.C12]=[$'Fuente-Dashboard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'.B13]+[$'Fuente-Dashboard-Departamentos'.D13]+[$'Fuente-Dashboard-Departamentos'.F13]+[$'Fuente-Dashboard-Departamentos'.H13]+[$'Fuente-Dashboard-Departamentos'.J13]+[$'Fuente-Dashboard-Departamentos'.L13]+[$'Fuente-Dashboard-Departamentos'.N13]+[$'Fuente-Dashboard-Departamentos'.P13]+[$'Fuente-Dashboard-Departamentos'.R13]+[$'Fuente-Dashboard-Departamentos'.T13]+[$'Fuente-Dashboard-Departamentos'.V13]+[$'Fuente-Dashboard-Departamentos'.X13]+[$'Fuente-Dashboard-Departamentos'.Z13]+[$'Fuente-Dashboard-Departamentos'.AB13]+[$'Fuente-Dashboard-Departamentos'.AD13]+[$'Fuente-Dashboard-Departamentos'.AF13]+[$'Fuente-Dashboard-Departamentos'.AH13]+[$'Fuente-Dashboard-Departamentos'.AJ13]+[$'Fuente-Dashboard-Departamentos'.AL13]+[$'Fuente-Dashboard-Departamentos'.AN13]+[$'Fuente-Dashboard-Departamentos'.AP13]+[$'Fuente-Dashboard-Departamentos'.AR13]+[$'Fuente-Dashboard-Departamentos'.AT13]+[$'Fuente-Dashboard-Departamentos'.AV13]+[$'Fuente-Dashboard-Departamentos'.AX13]" office:value-type="float" office:value="135" calcext:value-type="float">
            <text:p>135</text:p>
          </table:table-cell>
          <table:table-cell table:formula="of:=[$'Fuente-Dashboard-Departamentos'.C13]+[$'Fuente-Dashboard-Departamentos'.E13]+[$'Fuente-Dashboard-Departamentos'.G13]+[$'Fuente-Dashboard-Departamentos'.I13]+[$'Fuente-Dashboard-Departamentos'.K13]+[$'Fuente-Dashboard-Departamentos'.M13]+[$'Fuente-Dashboard-Departamentos'.O13]+[$'Fuente-Dashboard-Departamentos'.Q13]+[$'Fuente-Dashboard-Departamentos'.S13]+[$'Fuente-Dashboard-Departamentos'.U13]+[$'Fuente-Dashboard-Departamentos'.W13]+[$'Fuente-Dashboard-Departamentos'.Y13]+[$'Fuente-Dashboard-Departamentos'.AA13]+[$'Fuente-Dashboard-Departamentos'.AC13]+[$'Fuente-Dashboard-Departamentos'.AE13]+[$'Fuente-Dashboard-Departamentos'.AG13]+[$'Fuente-Dashboard-Departamentos'.AI13]+[$'Fuente-Dashboard-Departamentos'.AK13]+[$'Fuente-Dashboard-Departamentos'.AM13]+[$'Fuente-Dashboard-Departamentos'.AO13]+[$'Fuente-Dashboard-Departamentos'.AQ13]+[$'Fuente-Dashboard-Departamentos'.AS13]+[$'Fuente-Dashboard-Departamentos'.AU13]+[$'Fuente-Dashboard-Departamentos'.AW13]+[$'Fuente-Dashboard-Departamentos'.AY13]" office:value-type="float" office:value="0" calcext:value-type="float">
            <text:p>0</text:p>
          </table:table-cell>
          <table:table-cell table:formula="of:=[.B13]=[$'Fuente-Dashboard'.B13]" office:value-type="boolean" office:boolean-value="true" calcext:value-type="boolean">
            <text:p>VERDADERO</text:p>
          </table:table-cell>
          <table:table-cell table:formula="of:=[.C13]=[$'Fuente-Dashboard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'.B14]+[$'Fuente-Dashboard-Departamentos'.D14]+[$'Fuente-Dashboard-Departamentos'.F14]+[$'Fuente-Dashboard-Departamentos'.H14]+[$'Fuente-Dashboard-Departamentos'.J14]+[$'Fuente-Dashboard-Departamentos'.L14]+[$'Fuente-Dashboard-Departamentos'.N14]+[$'Fuente-Dashboard-Departamentos'.P14]+[$'Fuente-Dashboard-Departamentos'.R14]+[$'Fuente-Dashboard-Departamentos'.T14]+[$'Fuente-Dashboard-Departamentos'.V14]+[$'Fuente-Dashboard-Departamentos'.X14]+[$'Fuente-Dashboard-Departamentos'.Z14]+[$'Fuente-Dashboard-Departamentos'.AB14]+[$'Fuente-Dashboard-Departamentos'.AD14]+[$'Fuente-Dashboard-Departamentos'.AF14]+[$'Fuente-Dashboard-Departamentos'.AH14]+[$'Fuente-Dashboard-Departamentos'.AJ14]+[$'Fuente-Dashboard-Departamentos'.AL14]+[$'Fuente-Dashboard-Departamentos'.AN14]+[$'Fuente-Dashboard-Departamentos'.AP14]+[$'Fuente-Dashboard-Departamentos'.AR14]+[$'Fuente-Dashboard-Departamentos'.AT14]+[$'Fuente-Dashboard-Departamentos'.AV14]+[$'Fuente-Dashboard-Departamentos'.AX14]" office:value-type="float" office:value="193" calcext:value-type="float">
            <text:p>193</text:p>
          </table:table-cell>
          <table:table-cell table:formula="of:=[$'Fuente-Dashboard-Departamentos'.C14]+[$'Fuente-Dashboard-Departamentos'.E14]+[$'Fuente-Dashboard-Departamentos'.G14]+[$'Fuente-Dashboard-Departamentos'.I14]+[$'Fuente-Dashboard-Departamentos'.K14]+[$'Fuente-Dashboard-Departamentos'.M14]+[$'Fuente-Dashboard-Departamentos'.O14]+[$'Fuente-Dashboard-Departamentos'.Q14]+[$'Fuente-Dashboard-Departamentos'.S14]+[$'Fuente-Dashboard-Departamentos'.U14]+[$'Fuente-Dashboard-Departamentos'.W14]+[$'Fuente-Dashboard-Departamentos'.Y14]+[$'Fuente-Dashboard-Departamentos'.AA14]+[$'Fuente-Dashboard-Departamentos'.AC14]+[$'Fuente-Dashboard-Departamentos'.AE14]+[$'Fuente-Dashboard-Departamentos'.AG14]+[$'Fuente-Dashboard-Departamentos'.AI14]+[$'Fuente-Dashboard-Departamentos'.AK14]+[$'Fuente-Dashboard-Departamentos'.AM14]+[$'Fuente-Dashboard-Departamentos'.AO14]+[$'Fuente-Dashboard-Departamentos'.AQ14]+[$'Fuente-Dashboard-Departamentos'.AS14]+[$'Fuente-Dashboard-Departamentos'.AU14]+[$'Fuente-Dashboard-Departamentos'.AW14]+[$'Fuente-Dashboard-Departamentos'.AY14]" office:value-type="float" office:value="0" calcext:value-type="float">
            <text:p>0</text:p>
          </table:table-cell>
          <table:table-cell table:formula="of:=[.B14]=[$'Fuente-Dashboard'.B14]" office:value-type="boolean" office:boolean-value="true" calcext:value-type="boolean">
            <text:p>VERDADERO</text:p>
          </table:table-cell>
          <table:table-cell table:formula="of:=[.C14]=[$'Fuente-Dashboard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'.B15]+[$'Fuente-Dashboard-Departamentos'.D15]+[$'Fuente-Dashboard-Departamentos'.F15]+[$'Fuente-Dashboard-Departamentos'.H15]+[$'Fuente-Dashboard-Departamentos'.J15]+[$'Fuente-Dashboard-Departamentos'.L15]+[$'Fuente-Dashboard-Departamentos'.N15]+[$'Fuente-Dashboard-Departamentos'.P15]+[$'Fuente-Dashboard-Departamentos'.R15]+[$'Fuente-Dashboard-Departamentos'.T15]+[$'Fuente-Dashboard-Departamentos'.V15]+[$'Fuente-Dashboard-Departamentos'.X15]+[$'Fuente-Dashboard-Departamentos'.Z15]+[$'Fuente-Dashboard-Departamentos'.AB15]+[$'Fuente-Dashboard-Departamentos'.AD15]+[$'Fuente-Dashboard-Departamentos'.AF15]+[$'Fuente-Dashboard-Departamentos'.AH15]+[$'Fuente-Dashboard-Departamentos'.AJ15]+[$'Fuente-Dashboard-Departamentos'.AL15]+[$'Fuente-Dashboard-Departamentos'.AN15]+[$'Fuente-Dashboard-Departamentos'.AP15]+[$'Fuente-Dashboard-Departamentos'.AR15]+[$'Fuente-Dashboard-Departamentos'.AT15]+[$'Fuente-Dashboard-Departamentos'.AV15]+[$'Fuente-Dashboard-Departamentos'.AX15]" office:value-type="float" office:value="256" calcext:value-type="float">
            <text:p>256</text:p>
          </table:table-cell>
          <table:table-cell table:formula="of:=[$'Fuente-Dashboard-Departamentos'.C15]+[$'Fuente-Dashboard-Departamentos'.E15]+[$'Fuente-Dashboard-Departamentos'.G15]+[$'Fuente-Dashboard-Departamentos'.I15]+[$'Fuente-Dashboard-Departamentos'.K15]+[$'Fuente-Dashboard-Departamentos'.M15]+[$'Fuente-Dashboard-Departamentos'.O15]+[$'Fuente-Dashboard-Departamentos'.Q15]+[$'Fuente-Dashboard-Departamentos'.S15]+[$'Fuente-Dashboard-Departamentos'.U15]+[$'Fuente-Dashboard-Departamentos'.W15]+[$'Fuente-Dashboard-Departamentos'.Y15]+[$'Fuente-Dashboard-Departamentos'.AA15]+[$'Fuente-Dashboard-Departamentos'.AC15]+[$'Fuente-Dashboard-Departamentos'.AE15]+[$'Fuente-Dashboard-Departamentos'.AG15]+[$'Fuente-Dashboard-Departamentos'.AI15]+[$'Fuente-Dashboard-Departamentos'.AK15]+[$'Fuente-Dashboard-Departamentos'.AM15]+[$'Fuente-Dashboard-Departamentos'.AO15]+[$'Fuente-Dashboard-Departamentos'.AQ15]+[$'Fuente-Dashboard-Departamentos'.AS15]+[$'Fuente-Dashboard-Departamentos'.AU15]+[$'Fuente-Dashboard-Departamentos'.AW15]+[$'Fuente-Dashboard-Departamentos'.AY15]" office:value-type="float" office:value="3" calcext:value-type="float">
            <text:p>3</text:p>
          </table:table-cell>
          <table:table-cell table:formula="of:=[.B15]=[$'Fuente-Dashboard'.B15]" office:value-type="boolean" office:boolean-value="true" calcext:value-type="boolean">
            <text:p>VERDADERO</text:p>
          </table:table-cell>
          <table:table-cell table:formula="of:=[.C15]=[$'Fuente-Dashboard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'.B16]+[$'Fuente-Dashboard-Departamentos'.D16]+[$'Fuente-Dashboard-Departamentos'.F16]+[$'Fuente-Dashboard-Departamentos'.H16]+[$'Fuente-Dashboard-Departamentos'.J16]+[$'Fuente-Dashboard-Departamentos'.L16]+[$'Fuente-Dashboard-Departamentos'.N16]+[$'Fuente-Dashboard-Departamentos'.P16]+[$'Fuente-Dashboard-Departamentos'.R16]+[$'Fuente-Dashboard-Departamentos'.T16]+[$'Fuente-Dashboard-Departamentos'.V16]+[$'Fuente-Dashboard-Departamentos'.X16]+[$'Fuente-Dashboard-Departamentos'.Z16]+[$'Fuente-Dashboard-Departamentos'.AB16]+[$'Fuente-Dashboard-Departamentos'.AD16]+[$'Fuente-Dashboard-Departamentos'.AF16]+[$'Fuente-Dashboard-Departamentos'.AH16]+[$'Fuente-Dashboard-Departamentos'.AJ16]+[$'Fuente-Dashboard-Departamentos'.AL16]+[$'Fuente-Dashboard-Departamentos'.AN16]+[$'Fuente-Dashboard-Departamentos'.AP16]+[$'Fuente-Dashboard-Departamentos'.AR16]+[$'Fuente-Dashboard-Departamentos'.AT16]+[$'Fuente-Dashboard-Departamentos'.AV16]+[$'Fuente-Dashboard-Departamentos'.AX16]" office:value-type="float" office:value="313" calcext:value-type="float">
            <text:p>313</text:p>
          </table:table-cell>
          <table:table-cell table:formula="of:=[$'Fuente-Dashboard-Departamentos'.C16]+[$'Fuente-Dashboard-Departamentos'.E16]+[$'Fuente-Dashboard-Departamentos'.G16]+[$'Fuente-Dashboard-Departamentos'.I16]+[$'Fuente-Dashboard-Departamentos'.K16]+[$'Fuente-Dashboard-Departamentos'.M16]+[$'Fuente-Dashboard-Departamentos'.O16]+[$'Fuente-Dashboard-Departamentos'.Q16]+[$'Fuente-Dashboard-Departamentos'.S16]+[$'Fuente-Dashboard-Departamentos'.U16]+[$'Fuente-Dashboard-Departamentos'.W16]+[$'Fuente-Dashboard-Departamentos'.Y16]+[$'Fuente-Dashboard-Departamentos'.AA16]+[$'Fuente-Dashboard-Departamentos'.AC16]+[$'Fuente-Dashboard-Departamentos'.AE16]+[$'Fuente-Dashboard-Departamentos'.AG16]+[$'Fuente-Dashboard-Departamentos'.AI16]+[$'Fuente-Dashboard-Departamentos'.AK16]+[$'Fuente-Dashboard-Departamentos'.AM16]+[$'Fuente-Dashboard-Departamentos'.AO16]+[$'Fuente-Dashboard-Departamentos'.AQ16]+[$'Fuente-Dashboard-Departamentos'.AS16]+[$'Fuente-Dashboard-Departamentos'.AU16]+[$'Fuente-Dashboard-Departamentos'.AW16]+[$'Fuente-Dashboard-Departamentos'.AY16]" office:value-type="float" office:value="4" calcext:value-type="float">
            <text:p>4</text:p>
          </table:table-cell>
          <table:table-cell table:formula="of:=[.B16]=[$'Fuente-Dashboard'.B16]" office:value-type="boolean" office:boolean-value="true" calcext:value-type="boolean">
            <text:p>VERDADERO</text:p>
          </table:table-cell>
          <table:table-cell table:formula="of:=[.C16]=[$'Fuente-Dashboard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'.B17]+[$'Fuente-Dashboard-Departamentos'.D17]+[$'Fuente-Dashboard-Departamentos'.F17]+[$'Fuente-Dashboard-Departamentos'.H17]+[$'Fuente-Dashboard-Departamentos'.J17]+[$'Fuente-Dashboard-Departamentos'.L17]+[$'Fuente-Dashboard-Departamentos'.N17]+[$'Fuente-Dashboard-Departamentos'.P17]+[$'Fuente-Dashboard-Departamentos'.R17]+[$'Fuente-Dashboard-Departamentos'.T17]+[$'Fuente-Dashboard-Departamentos'.V17]+[$'Fuente-Dashboard-Departamentos'.X17]+[$'Fuente-Dashboard-Departamentos'.Z17]+[$'Fuente-Dashboard-Departamentos'.AB17]+[$'Fuente-Dashboard-Departamentos'.AD17]+[$'Fuente-Dashboard-Departamentos'.AF17]+[$'Fuente-Dashboard-Departamentos'.AH17]+[$'Fuente-Dashboard-Departamentos'.AJ17]+[$'Fuente-Dashboard-Departamentos'.AL17]+[$'Fuente-Dashboard-Departamentos'.AN17]+[$'Fuente-Dashboard-Departamentos'.AP17]+[$'Fuente-Dashboard-Departamentos'.AR17]+[$'Fuente-Dashboard-Departamentos'.AT17]+[$'Fuente-Dashboard-Departamentos'.AV17]+[$'Fuente-Dashboard-Departamentos'.AX17]" office:value-type="float" office:value="344" calcext:value-type="float">
            <text:p>344</text:p>
          </table:table-cell>
          <table:table-cell table:formula="of:=[$'Fuente-Dashboard-Departamentos'.C17]+[$'Fuente-Dashboard-Departamentos'.E17]+[$'Fuente-Dashboard-Departamentos'.G17]+[$'Fuente-Dashboard-Departamentos'.I17]+[$'Fuente-Dashboard-Departamentos'.K17]+[$'Fuente-Dashboard-Departamentos'.M17]+[$'Fuente-Dashboard-Departamentos'.O17]+[$'Fuente-Dashboard-Departamentos'.Q17]+[$'Fuente-Dashboard-Departamentos'.S17]+[$'Fuente-Dashboard-Departamentos'.U17]+[$'Fuente-Dashboard-Departamentos'.W17]+[$'Fuente-Dashboard-Departamentos'.Y17]+[$'Fuente-Dashboard-Departamentos'.AA17]+[$'Fuente-Dashboard-Departamentos'.AC17]+[$'Fuente-Dashboard-Departamentos'.AE17]+[$'Fuente-Dashboard-Departamentos'.AG17]+[$'Fuente-Dashboard-Departamentos'.AI17]+[$'Fuente-Dashboard-Departamentos'.AK17]+[$'Fuente-Dashboard-Departamentos'.AM17]+[$'Fuente-Dashboard-Departamentos'.AO17]+[$'Fuente-Dashboard-Departamentos'.AQ17]+[$'Fuente-Dashboard-Departamentos'.AS17]+[$'Fuente-Dashboard-Departamentos'.AU17]+[$'Fuente-Dashboard-Departamentos'.AW17]+[$'Fuente-Dashboard-Departamentos'.AY17]" office:value-type="float" office:value="5" calcext:value-type="float">
            <text:p>5</text:p>
          </table:table-cell>
          <table:table-cell table:formula="of:=[.B17]=[$'Fuente-Dashboard'.B17]" office:value-type="boolean" office:boolean-value="true" calcext:value-type="boolean">
            <text:p>VERDADERO</text:p>
          </table:table-cell>
          <table:table-cell table:formula="of:=[.C17]=[$'Fuente-Dashboard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'.B18]+[$'Fuente-Dashboard-Departamentos'.D18]+[$'Fuente-Dashboard-Departamentos'.F18]+[$'Fuente-Dashboard-Departamentos'.H18]+[$'Fuente-Dashboard-Departamentos'.J18]+[$'Fuente-Dashboard-Departamentos'.L18]+[$'Fuente-Dashboard-Departamentos'.N18]+[$'Fuente-Dashboard-Departamentos'.P18]+[$'Fuente-Dashboard-Departamentos'.R18]+[$'Fuente-Dashboard-Departamentos'.T18]+[$'Fuente-Dashboard-Departamentos'.V18]+[$'Fuente-Dashboard-Departamentos'.X18]+[$'Fuente-Dashboard-Departamentos'.Z18]+[$'Fuente-Dashboard-Departamentos'.AB18]+[$'Fuente-Dashboard-Departamentos'.AD18]+[$'Fuente-Dashboard-Departamentos'.AF18]+[$'Fuente-Dashboard-Departamentos'.AH18]+[$'Fuente-Dashboard-Departamentos'.AJ18]+[$'Fuente-Dashboard-Departamentos'.AL18]+[$'Fuente-Dashboard-Departamentos'.AN18]+[$'Fuente-Dashboard-Departamentos'.AP18]+[$'Fuente-Dashboard-Departamentos'.AR18]+[$'Fuente-Dashboard-Departamentos'.AT18]+[$'Fuente-Dashboard-Departamentos'.AV18]+[$'Fuente-Dashboard-Departamentos'.AX18]" office:value-type="float" office:value="383" calcext:value-type="float">
            <text:p>383</text:p>
          </table:table-cell>
          <table:table-cell table:formula="of:=[$'Fuente-Dashboard-Departamentos'.C18]+[$'Fuente-Dashboard-Departamentos'.E18]+[$'Fuente-Dashboard-Departamentos'.G18]+[$'Fuente-Dashboard-Departamentos'.I18]+[$'Fuente-Dashboard-Departamentos'.K18]+[$'Fuente-Dashboard-Departamentos'.M18]+[$'Fuente-Dashboard-Departamentos'.O18]+[$'Fuente-Dashboard-Departamentos'.Q18]+[$'Fuente-Dashboard-Departamentos'.S18]+[$'Fuente-Dashboard-Departamentos'.U18]+[$'Fuente-Dashboard-Departamentos'.W18]+[$'Fuente-Dashboard-Departamentos'.Y18]+[$'Fuente-Dashboard-Departamentos'.AA18]+[$'Fuente-Dashboard-Departamentos'.AC18]+[$'Fuente-Dashboard-Departamentos'.AE18]+[$'Fuente-Dashboard-Departamentos'.AG18]+[$'Fuente-Dashboard-Departamentos'.AI18]+[$'Fuente-Dashboard-Departamentos'.AK18]+[$'Fuente-Dashboard-Departamentos'.AM18]+[$'Fuente-Dashboard-Departamentos'.AO18]+[$'Fuente-Dashboard-Departamentos'.AQ18]+[$'Fuente-Dashboard-Departamentos'.AS18]+[$'Fuente-Dashboard-Departamentos'.AU18]+[$'Fuente-Dashboard-Departamentos'.AW18]+[$'Fuente-Dashboard-Departamentos'.AY18]" office:value-type="float" office:value="5" calcext:value-type="float">
            <text:p>5</text:p>
          </table:table-cell>
          <table:table-cell table:formula="of:=[.B18]=[$'Fuente-Dashboard'.B18]" office:value-type="boolean" office:boolean-value="true" calcext:value-type="boolean">
            <text:p>VERDADERO</text:p>
          </table:table-cell>
          <table:table-cell table:formula="of:=[.C18]=[$'Fuente-Dashboard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'.B19]+[$'Fuente-Dashboard-Departamentos'.D19]+[$'Fuente-Dashboard-Departamentos'.F19]+[$'Fuente-Dashboard-Departamentos'.H19]+[$'Fuente-Dashboard-Departamentos'.J19]+[$'Fuente-Dashboard-Departamentos'.L19]+[$'Fuente-Dashboard-Departamentos'.N19]+[$'Fuente-Dashboard-Departamentos'.P19]+[$'Fuente-Dashboard-Departamentos'.R19]+[$'Fuente-Dashboard-Departamentos'.T19]+[$'Fuente-Dashboard-Departamentos'.V19]+[$'Fuente-Dashboard-Departamentos'.X19]+[$'Fuente-Dashboard-Departamentos'.Z19]+[$'Fuente-Dashboard-Departamentos'.AB19]+[$'Fuente-Dashboard-Departamentos'.AD19]+[$'Fuente-Dashboard-Departamentos'.AF19]+[$'Fuente-Dashboard-Departamentos'.AH19]+[$'Fuente-Dashboard-Departamentos'.AJ19]+[$'Fuente-Dashboard-Departamentos'.AL19]+[$'Fuente-Dashboard-Departamentos'.AN19]+[$'Fuente-Dashboard-Departamentos'.AP19]+[$'Fuente-Dashboard-Departamentos'.AR19]+[$'Fuente-Dashboard-Departamentos'.AT19]+[$'Fuente-Dashboard-Departamentos'.AV19]+[$'Fuente-Dashboard-Departamentos'.AX19]" office:value-type="float" office:value="416" calcext:value-type="float">
            <text:p>416</text:p>
          </table:table-cell>
          <table:table-cell table:formula="of:=[$'Fuente-Dashboard-Departamentos'.C19]+[$'Fuente-Dashboard-Departamentos'.E19]+[$'Fuente-Dashboard-Departamentos'.G19]+[$'Fuente-Dashboard-Departamentos'.I19]+[$'Fuente-Dashboard-Departamentos'.K19]+[$'Fuente-Dashboard-Departamentos'.M19]+[$'Fuente-Dashboard-Departamentos'.O19]+[$'Fuente-Dashboard-Departamentos'.Q19]+[$'Fuente-Dashboard-Departamentos'.S19]+[$'Fuente-Dashboard-Departamentos'.U19]+[$'Fuente-Dashboard-Departamentos'.W19]+[$'Fuente-Dashboard-Departamentos'.Y19]+[$'Fuente-Dashboard-Departamentos'.AA19]+[$'Fuente-Dashboard-Departamentos'.AC19]+[$'Fuente-Dashboard-Departamentos'.AE19]+[$'Fuente-Dashboard-Departamentos'.AG19]+[$'Fuente-Dashboard-Departamentos'.AI19]+[$'Fuente-Dashboard-Departamentos'.AK19]+[$'Fuente-Dashboard-Departamentos'.AM19]+[$'Fuente-Dashboard-Departamentos'.AO19]+[$'Fuente-Dashboard-Departamentos'.AQ19]+[$'Fuente-Dashboard-Departamentos'.AS19]+[$'Fuente-Dashboard-Departamentos'.AU19]+[$'Fuente-Dashboard-Departamentos'.AW19]+[$'Fuente-Dashboard-Departamentos'.AY19]" office:value-type="float" office:value="6" calcext:value-type="float">
            <text:p>6</text:p>
          </table:table-cell>
          <table:table-cell table:formula="of:=[.B19]=[$'Fuente-Dashboard'.B19]" office:value-type="boolean" office:boolean-value="true" calcext:value-type="boolean">
            <text:p>VERDADERO</text:p>
          </table:table-cell>
          <table:table-cell table:formula="of:=[.C19]=[$'Fuente-Dashboard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'.B20]+[$'Fuente-Dashboard-Departamentos'.D20]+[$'Fuente-Dashboard-Departamentos'.F20]+[$'Fuente-Dashboard-Departamentos'.H20]+[$'Fuente-Dashboard-Departamentos'.J20]+[$'Fuente-Dashboard-Departamentos'.L20]+[$'Fuente-Dashboard-Departamentos'.N20]+[$'Fuente-Dashboard-Departamentos'.P20]+[$'Fuente-Dashboard-Departamentos'.R20]+[$'Fuente-Dashboard-Departamentos'.T20]+[$'Fuente-Dashboard-Departamentos'.V20]+[$'Fuente-Dashboard-Departamentos'.X20]+[$'Fuente-Dashboard-Departamentos'.Z20]+[$'Fuente-Dashboard-Departamentos'.AB20]+[$'Fuente-Dashboard-Departamentos'.AD20]+[$'Fuente-Dashboard-Departamentos'.AF20]+[$'Fuente-Dashboard-Departamentos'.AH20]+[$'Fuente-Dashboard-Departamentos'.AJ20]+[$'Fuente-Dashboard-Departamentos'.AL20]+[$'Fuente-Dashboard-Departamentos'.AN20]+[$'Fuente-Dashboard-Departamentos'.AP20]+[$'Fuente-Dashboard-Departamentos'.AR20]+[$'Fuente-Dashboard-Departamentos'.AT20]+[$'Fuente-Dashboard-Departamentos'.AV20]+[$'Fuente-Dashboard-Departamentos'.AX20]" office:value-type="float" office:value="480" calcext:value-type="float">
            <text:p>480</text:p>
          </table:table-cell>
          <table:table-cell table:formula="of:=[$'Fuente-Dashboard-Departamentos'.C20]+[$'Fuente-Dashboard-Departamentos'.E20]+[$'Fuente-Dashboard-Departamentos'.G20]+[$'Fuente-Dashboard-Departamentos'.I20]+[$'Fuente-Dashboard-Departamentos'.K20]+[$'Fuente-Dashboard-Departamentos'.M20]+[$'Fuente-Dashboard-Departamentos'.O20]+[$'Fuente-Dashboard-Departamentos'.Q20]+[$'Fuente-Dashboard-Departamentos'.S20]+[$'Fuente-Dashboard-Departamentos'.U20]+[$'Fuente-Dashboard-Departamentos'.W20]+[$'Fuente-Dashboard-Departamentos'.Y20]+[$'Fuente-Dashboard-Departamentos'.AA20]+[$'Fuente-Dashboard-Departamentos'.AC20]+[$'Fuente-Dashboard-Departamentos'.AE20]+[$'Fuente-Dashboard-Departamentos'.AG20]+[$'Fuente-Dashboard-Departamentos'.AI20]+[$'Fuente-Dashboard-Departamentos'.AK20]+[$'Fuente-Dashboard-Departamentos'.AM20]+[$'Fuente-Dashboard-Departamentos'.AO20]+[$'Fuente-Dashboard-Departamentos'.AQ20]+[$'Fuente-Dashboard-Departamentos'.AS20]+[$'Fuente-Dashboard-Departamentos'.AU20]+[$'Fuente-Dashboard-Departamentos'.AW20]+[$'Fuente-Dashboard-Departamentos'.AY20]" office:value-type="float" office:value="9" calcext:value-type="float">
            <text:p>9</text:p>
          </table:table-cell>
          <table:table-cell table:formula="of:=[.B20]=[$'Fuente-Dashboard'.B20]" office:value-type="boolean" office:boolean-value="true" calcext:value-type="boolean">
            <text:p>VERDADERO</text:p>
          </table:table-cell>
          <table:table-cell table:formula="of:=[.C20]=[$'Fuente-Dashboard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'.B21]+[$'Fuente-Dashboard-Departamentos'.D21]+[$'Fuente-Dashboard-Departamentos'.F21]+[$'Fuente-Dashboard-Departamentos'.H21]+[$'Fuente-Dashboard-Departamentos'.J21]+[$'Fuente-Dashboard-Departamentos'.L21]+[$'Fuente-Dashboard-Departamentos'.N21]+[$'Fuente-Dashboard-Departamentos'.P21]+[$'Fuente-Dashboard-Departamentos'.R21]+[$'Fuente-Dashboard-Departamentos'.T21]+[$'Fuente-Dashboard-Departamentos'.V21]+[$'Fuente-Dashboard-Departamentos'.X21]+[$'Fuente-Dashboard-Departamentos'.Z21]+[$'Fuente-Dashboard-Departamentos'.AB21]+[$'Fuente-Dashboard-Departamentos'.AD21]+[$'Fuente-Dashboard-Departamentos'.AF21]+[$'Fuente-Dashboard-Departamentos'.AH21]+[$'Fuente-Dashboard-Departamentos'.AJ21]+[$'Fuente-Dashboard-Departamentos'.AL21]+[$'Fuente-Dashboard-Departamentos'.AN21]+[$'Fuente-Dashboard-Departamentos'.AP21]+[$'Fuente-Dashboard-Departamentos'.AR21]+[$'Fuente-Dashboard-Departamentos'.AT21]+[$'Fuente-Dashboard-Departamentos'.AV21]+[$'Fuente-Dashboard-Departamentos'.AX21]" office:value-type="float" office:value="580" calcext:value-type="float">
            <text:p>580</text:p>
          </table:table-cell>
          <table:table-cell table:formula="of:=[$'Fuente-Dashboard-Departamentos'.C21]+[$'Fuente-Dashboard-Departamentos'.E21]+[$'Fuente-Dashboard-Departamentos'.G21]+[$'Fuente-Dashboard-Departamentos'.I21]+[$'Fuente-Dashboard-Departamentos'.K21]+[$'Fuente-Dashboard-Departamentos'.M21]+[$'Fuente-Dashboard-Departamentos'.O21]+[$'Fuente-Dashboard-Departamentos'.Q21]+[$'Fuente-Dashboard-Departamentos'.S21]+[$'Fuente-Dashboard-Departamentos'.U21]+[$'Fuente-Dashboard-Departamentos'.W21]+[$'Fuente-Dashboard-Departamentos'.Y21]+[$'Fuente-Dashboard-Departamentos'.AA21]+[$'Fuente-Dashboard-Departamentos'.AC21]+[$'Fuente-Dashboard-Departamentos'.AE21]+[$'Fuente-Dashboard-Departamentos'.AG21]+[$'Fuente-Dashboard-Departamentos'.AI21]+[$'Fuente-Dashboard-Departamentos'.AK21]+[$'Fuente-Dashboard-Departamentos'.AM21]+[$'Fuente-Dashboard-Departamentos'.AO21]+[$'Fuente-Dashboard-Departamentos'.AQ21]+[$'Fuente-Dashboard-Departamentos'.AS21]+[$'Fuente-Dashboard-Departamentos'.AU21]+[$'Fuente-Dashboard-Departamentos'.AW21]+[$'Fuente-Dashboard-Departamentos'.AY21]" office:value-type="float" office:value="9" calcext:value-type="float">
            <text:p>9</text:p>
          </table:table-cell>
          <table:table-cell table:formula="of:=[.B21]=[$'Fuente-Dashboard'.B21]" office:value-type="boolean" office:boolean-value="true" calcext:value-type="boolean">
            <text:p>VERDADERO</text:p>
          </table:table-cell>
          <table:table-cell table:formula="of:=[.C21]=[$'Fuente-Dashboard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'.B22]+[$'Fuente-Dashboard-Departamentos'.D22]+[$'Fuente-Dashboard-Departamentos'.F22]+[$'Fuente-Dashboard-Departamentos'.H22]+[$'Fuente-Dashboard-Departamentos'.J22]+[$'Fuente-Dashboard-Departamentos'.L22]+[$'Fuente-Dashboard-Departamentos'.N22]+[$'Fuente-Dashboard-Departamentos'.P22]+[$'Fuente-Dashboard-Departamentos'.R22]+[$'Fuente-Dashboard-Departamentos'.T22]+[$'Fuente-Dashboard-Departamentos'.V22]+[$'Fuente-Dashboard-Departamentos'.X22]+[$'Fuente-Dashboard-Departamentos'.Z22]+[$'Fuente-Dashboard-Departamentos'.AB22]+[$'Fuente-Dashboard-Departamentos'.AD22]+[$'Fuente-Dashboard-Departamentos'.AF22]+[$'Fuente-Dashboard-Departamentos'.AH22]+[$'Fuente-Dashboard-Departamentos'.AJ22]+[$'Fuente-Dashboard-Departamentos'.AL22]+[$'Fuente-Dashboard-Departamentos'.AN22]+[$'Fuente-Dashboard-Departamentos'.AP22]+[$'Fuente-Dashboard-Departamentos'.AR22]+[$'Fuente-Dashboard-Departamentos'.AT22]+[$'Fuente-Dashboard-Departamentos'.AV22]+[$'Fuente-Dashboard-Departamentos'.AX22]" office:value-type="float" office:value="634" calcext:value-type="float">
            <text:p>634</text:p>
          </table:table-cell>
          <table:table-cell table:formula="of:=[$'Fuente-Dashboard-Departamentos'.C22]+[$'Fuente-Dashboard-Departamentos'.E22]+[$'Fuente-Dashboard-Departamentos'.G22]+[$'Fuente-Dashboard-Departamentos'.I22]+[$'Fuente-Dashboard-Departamentos'.K22]+[$'Fuente-Dashboard-Departamentos'.M22]+[$'Fuente-Dashboard-Departamentos'.O22]+[$'Fuente-Dashboard-Departamentos'.Q22]+[$'Fuente-Dashboard-Departamentos'.S22]+[$'Fuente-Dashboard-Departamentos'.U22]+[$'Fuente-Dashboard-Departamentos'.W22]+[$'Fuente-Dashboard-Departamentos'.Y22]+[$'Fuente-Dashboard-Departamentos'.AA22]+[$'Fuente-Dashboard-Departamentos'.AC22]+[$'Fuente-Dashboard-Departamentos'.AE22]+[$'Fuente-Dashboard-Departamentos'.AG22]+[$'Fuente-Dashboard-Departamentos'.AI22]+[$'Fuente-Dashboard-Departamentos'.AK22]+[$'Fuente-Dashboard-Departamentos'.AM22]+[$'Fuente-Dashboard-Departamentos'.AO22]+[$'Fuente-Dashboard-Departamentos'.AQ22]+[$'Fuente-Dashboard-Departamentos'.AS22]+[$'Fuente-Dashboard-Departamentos'.AU22]+[$'Fuente-Dashboard-Departamentos'.AW22]+[$'Fuente-Dashboard-Departamentos'.AY22]" office:value-type="float" office:value="14" calcext:value-type="float">
            <text:p>14</text:p>
          </table:table-cell>
          <table:table-cell table:formula="of:=[.B22]=[$'Fuente-Dashboard'.B22]" office:value-type="boolean" office:boolean-value="true" calcext:value-type="boolean">
            <text:p>VERDADERO</text:p>
          </table:table-cell>
          <table:table-cell table:formula="of:=[.C22]=[$'Fuente-Dashboard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'.B23]+[$'Fuente-Dashboard-Departamentos'.D23]+[$'Fuente-Dashboard-Departamentos'.F23]+[$'Fuente-Dashboard-Departamentos'.H23]+[$'Fuente-Dashboard-Departamentos'.J23]+[$'Fuente-Dashboard-Departamentos'.L23]+[$'Fuente-Dashboard-Departamentos'.N23]+[$'Fuente-Dashboard-Departamentos'.P23]+[$'Fuente-Dashboard-Departamentos'.R23]+[$'Fuente-Dashboard-Departamentos'.T23]+[$'Fuente-Dashboard-Departamentos'.V23]+[$'Fuente-Dashboard-Departamentos'.X23]+[$'Fuente-Dashboard-Departamentos'.Z23]+[$'Fuente-Dashboard-Departamentos'.AB23]+[$'Fuente-Dashboard-Departamentos'.AD23]+[$'Fuente-Dashboard-Departamentos'.AF23]+[$'Fuente-Dashboard-Departamentos'.AH23]+[$'Fuente-Dashboard-Departamentos'.AJ23]+[$'Fuente-Dashboard-Departamentos'.AL23]+[$'Fuente-Dashboard-Departamentos'.AN23]+[$'Fuente-Dashboard-Departamentos'.AP23]+[$'Fuente-Dashboard-Departamentos'.AR23]+[$'Fuente-Dashboard-Departamentos'.AT23]+[$'Fuente-Dashboard-Departamentos'.AV23]+[$'Fuente-Dashboard-Departamentos'.AX23]" office:value-type="float" office:value="669" calcext:value-type="float">
            <text:p>669</text:p>
          </table:table-cell>
          <table:table-cell table:formula="of:=[$'Fuente-Dashboard-Departamentos'.C23]+[$'Fuente-Dashboard-Departamentos'.E23]+[$'Fuente-Dashboard-Departamentos'.G23]+[$'Fuente-Dashboard-Departamentos'.I23]+[$'Fuente-Dashboard-Departamentos'.K23]+[$'Fuente-Dashboard-Departamentos'.M23]+[$'Fuente-Dashboard-Departamentos'.O23]+[$'Fuente-Dashboard-Departamentos'.Q23]+[$'Fuente-Dashboard-Departamentos'.S23]+[$'Fuente-Dashboard-Departamentos'.U23]+[$'Fuente-Dashboard-Departamentos'.W23]+[$'Fuente-Dashboard-Departamentos'.Y23]+[$'Fuente-Dashboard-Departamentos'.AA23]+[$'Fuente-Dashboard-Departamentos'.AC23]+[$'Fuente-Dashboard-Departamentos'.AE23]+[$'Fuente-Dashboard-Departamentos'.AG23]+[$'Fuente-Dashboard-Departamentos'.AI23]+[$'Fuente-Dashboard-Departamentos'.AK23]+[$'Fuente-Dashboard-Departamentos'.AM23]+[$'Fuente-Dashboard-Departamentos'.AO23]+[$'Fuente-Dashboard-Departamentos'.AQ23]+[$'Fuente-Dashboard-Departamentos'.AS23]+[$'Fuente-Dashboard-Departamentos'.AU23]+[$'Fuente-Dashboard-Departamentos'.AW23]+[$'Fuente-Dashboard-Departamentos'.AY23]" office:value-type="float" office:value="18" calcext:value-type="float">
            <text:p>18</text:p>
          </table:table-cell>
          <table:table-cell table:formula="of:=[.B23]=[$'Fuente-Dashboard'.B23]" office:value-type="boolean" office:boolean-value="true" calcext:value-type="boolean">
            <text:p>VERDADERO</text:p>
          </table:table-cell>
          <table:table-cell table:formula="of:=[.C23]=[$'Fuente-Dashboard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'.B24]+[$'Fuente-Dashboard-Departamentos'.D24]+[$'Fuente-Dashboard-Departamentos'.F24]+[$'Fuente-Dashboard-Departamentos'.H24]+[$'Fuente-Dashboard-Departamentos'.J24]+[$'Fuente-Dashboard-Departamentos'.L24]+[$'Fuente-Dashboard-Departamentos'.N24]+[$'Fuente-Dashboard-Departamentos'.P24]+[$'Fuente-Dashboard-Departamentos'.R24]+[$'Fuente-Dashboard-Departamentos'.T24]+[$'Fuente-Dashboard-Departamentos'.V24]+[$'Fuente-Dashboard-Departamentos'.X24]+[$'Fuente-Dashboard-Departamentos'.Z24]+[$'Fuente-Dashboard-Departamentos'.AB24]+[$'Fuente-Dashboard-Departamentos'.AD24]+[$'Fuente-Dashboard-Departamentos'.AF24]+[$'Fuente-Dashboard-Departamentos'.AH24]+[$'Fuente-Dashboard-Departamentos'.AJ24]+[$'Fuente-Dashboard-Departamentos'.AL24]+[$'Fuente-Dashboard-Departamentos'.AN24]+[$'Fuente-Dashboard-Departamentos'.AP24]+[$'Fuente-Dashboard-Departamentos'.AR24]+[$'Fuente-Dashboard-Departamentos'.AT24]+[$'Fuente-Dashboard-Departamentos'.AV24]+[$'Fuente-Dashboard-Departamentos'.AX24]" office:value-type="float" office:value="807" calcext:value-type="float">
            <text:p>807</text:p>
          </table:table-cell>
          <table:table-cell table:formula="of:=[$'Fuente-Dashboard-Departamentos'.C24]+[$'Fuente-Dashboard-Departamentos'.E24]+[$'Fuente-Dashboard-Departamentos'.G24]+[$'Fuente-Dashboard-Departamentos'.I24]+[$'Fuente-Dashboard-Departamentos'.K24]+[$'Fuente-Dashboard-Departamentos'.M24]+[$'Fuente-Dashboard-Departamentos'.O24]+[$'Fuente-Dashboard-Departamentos'.Q24]+[$'Fuente-Dashboard-Departamentos'.S24]+[$'Fuente-Dashboard-Departamentos'.U24]+[$'Fuente-Dashboard-Departamentos'.W24]+[$'Fuente-Dashboard-Departamentos'.Y24]+[$'Fuente-Dashboard-Departamentos'.AA24]+[$'Fuente-Dashboard-Departamentos'.AC24]+[$'Fuente-Dashboard-Departamentos'.AE24]+[$'Fuente-Dashboard-Departamentos'.AG24]+[$'Fuente-Dashboard-Departamentos'.AI24]+[$'Fuente-Dashboard-Departamentos'.AK24]+[$'Fuente-Dashboard-Departamentos'.AM24]+[$'Fuente-Dashboard-Departamentos'.AO24]+[$'Fuente-Dashboard-Departamentos'.AQ24]+[$'Fuente-Dashboard-Departamentos'.AS24]+[$'Fuente-Dashboard-Departamentos'.AU24]+[$'Fuente-Dashboard-Departamentos'.AW24]+[$'Fuente-Dashboard-Departamentos'.AY24]" office:value-type="float" office:value="20" calcext:value-type="float">
            <text:p>20</text:p>
          </table:table-cell>
          <table:table-cell table:formula="of:=[.B24]=[$'Fuente-Dashboard'.B24]" office:value-type="boolean" office:boolean-value="true" calcext:value-type="boolean">
            <text:p>VERDADERO</text:p>
          </table:table-cell>
          <table:table-cell table:formula="of:=[.C24]=[$'Fuente-Dashboard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'.B25]+[$'Fuente-Dashboard-Departamentos'.D25]+[$'Fuente-Dashboard-Departamentos'.F25]+[$'Fuente-Dashboard-Departamentos'.H25]+[$'Fuente-Dashboard-Departamentos'.J25]+[$'Fuente-Dashboard-Departamentos'.L25]+[$'Fuente-Dashboard-Departamentos'.N25]+[$'Fuente-Dashboard-Departamentos'.P25]+[$'Fuente-Dashboard-Departamentos'.R25]+[$'Fuente-Dashboard-Departamentos'.T25]+[$'Fuente-Dashboard-Departamentos'.V25]+[$'Fuente-Dashboard-Departamentos'.X25]+[$'Fuente-Dashboard-Departamentos'.Z25]+[$'Fuente-Dashboard-Departamentos'.AB25]+[$'Fuente-Dashboard-Departamentos'.AD25]+[$'Fuente-Dashboard-Departamentos'.AF25]+[$'Fuente-Dashboard-Departamentos'.AH25]+[$'Fuente-Dashboard-Departamentos'.AJ25]+[$'Fuente-Dashboard-Departamentos'.AL25]+[$'Fuente-Dashboard-Departamentos'.AN25]+[$'Fuente-Dashboard-Departamentos'.AP25]+[$'Fuente-Dashboard-Departamentos'.AR25]+[$'Fuente-Dashboard-Departamentos'.AT25]+[$'Fuente-Dashboard-Departamentos'.AV25]+[$'Fuente-Dashboard-Departamentos'.AX25]" office:value-type="float" office:value="950" calcext:value-type="float">
            <text:p>950</text:p>
          </table:table-cell>
          <table:table-cell table:formula="of:=[$'Fuente-Dashboard-Departamentos'.C25]+[$'Fuente-Dashboard-Departamentos'.E25]+[$'Fuente-Dashboard-Departamentos'.G25]+[$'Fuente-Dashboard-Departamentos'.I25]+[$'Fuente-Dashboard-Departamentos'.K25]+[$'Fuente-Dashboard-Departamentos'.M25]+[$'Fuente-Dashboard-Departamentos'.O25]+[$'Fuente-Dashboard-Departamentos'.Q25]+[$'Fuente-Dashboard-Departamentos'.S25]+[$'Fuente-Dashboard-Departamentos'.U25]+[$'Fuente-Dashboard-Departamentos'.W25]+[$'Fuente-Dashboard-Departamentos'.Y25]+[$'Fuente-Dashboard-Departamentos'.AA25]+[$'Fuente-Dashboard-Departamentos'.AC25]+[$'Fuente-Dashboard-Departamentos'.AE25]+[$'Fuente-Dashboard-Departamentos'.AG25]+[$'Fuente-Dashboard-Departamentos'.AI25]+[$'Fuente-Dashboard-Departamentos'.AK25]+[$'Fuente-Dashboard-Departamentos'.AM25]+[$'Fuente-Dashboard-Departamentos'.AO25]+[$'Fuente-Dashboard-Departamentos'.AQ25]+[$'Fuente-Dashboard-Departamentos'.AS25]+[$'Fuente-Dashboard-Departamentos'.AU25]+[$'Fuente-Dashboard-Departamentos'.AW25]+[$'Fuente-Dashboard-Departamentos'.AY25]" office:value-type="float" office:value="29" calcext:value-type="float">
            <text:p>29</text:p>
          </table:table-cell>
          <table:table-cell table:formula="of:=[.B25]=[$'Fuente-Dashboard'.B25]" office:value-type="boolean" office:boolean-value="true" calcext:value-type="boolean">
            <text:p>VERDADERO</text:p>
          </table:table-cell>
          <table:table-cell table:formula="of:=[.C25]=[$'Fuente-Dashboard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'.B26]+[$'Fuente-Dashboard-Departamentos'.D26]+[$'Fuente-Dashboard-Departamentos'.F26]+[$'Fuente-Dashboard-Departamentos'.H26]+[$'Fuente-Dashboard-Departamentos'.J26]+[$'Fuente-Dashboard-Departamentos'.L26]+[$'Fuente-Dashboard-Departamentos'.N26]+[$'Fuente-Dashboard-Departamentos'.P26]+[$'Fuente-Dashboard-Departamentos'.R26]+[$'Fuente-Dashboard-Departamentos'.T26]+[$'Fuente-Dashboard-Departamentos'.V26]+[$'Fuente-Dashboard-Departamentos'.X26]+[$'Fuente-Dashboard-Departamentos'.Z26]+[$'Fuente-Dashboard-Departamentos'.AB26]+[$'Fuente-Dashboard-Departamentos'.AD26]+[$'Fuente-Dashboard-Departamentos'.AF26]+[$'Fuente-Dashboard-Departamentos'.AH26]+[$'Fuente-Dashboard-Departamentos'.AJ26]+[$'Fuente-Dashboard-Departamentos'.AL26]+[$'Fuente-Dashboard-Departamentos'.AN26]+[$'Fuente-Dashboard-Departamentos'.AP26]+[$'Fuente-Dashboard-Departamentos'.AR26]+[$'Fuente-Dashboard-Departamentos'.AT26]+[$'Fuente-Dashboard-Departamentos'.AV26]+[$'Fuente-Dashboard-Departamentos'.AX26]" office:value-type="float" office:value="1065" calcext:value-type="float">
            <text:p>1065</text:p>
          </table:table-cell>
          <table:table-cell table:formula="of:=[$'Fuente-Dashboard-Departamentos'.C26]+[$'Fuente-Dashboard-Departamentos'.E26]+[$'Fuente-Dashboard-Departamentos'.G26]+[$'Fuente-Dashboard-Departamentos'.I26]+[$'Fuente-Dashboard-Departamentos'.K26]+[$'Fuente-Dashboard-Departamentos'.M26]+[$'Fuente-Dashboard-Departamentos'.O26]+[$'Fuente-Dashboard-Departamentos'.Q26]+[$'Fuente-Dashboard-Departamentos'.S26]+[$'Fuente-Dashboard-Departamentos'.U26]+[$'Fuente-Dashboard-Departamentos'.W26]+[$'Fuente-Dashboard-Departamentos'.Y26]+[$'Fuente-Dashboard-Departamentos'.AA26]+[$'Fuente-Dashboard-Departamentos'.AC26]+[$'Fuente-Dashboard-Departamentos'.AE26]+[$'Fuente-Dashboard-Departamentos'.AG26]+[$'Fuente-Dashboard-Departamentos'.AI26]+[$'Fuente-Dashboard-Departamentos'.AK26]+[$'Fuente-Dashboard-Departamentos'.AM26]+[$'Fuente-Dashboard-Departamentos'.AO26]+[$'Fuente-Dashboard-Departamentos'.AQ26]+[$'Fuente-Dashboard-Departamentos'.AS26]+[$'Fuente-Dashboard-Departamentos'.AU26]+[$'Fuente-Dashboard-Departamentos'.AW26]+[$'Fuente-Dashboard-Departamentos'.AY26]" office:value-type="float" office:value="40" calcext:value-type="float">
            <text:p>40</text:p>
          </table:table-cell>
          <table:table-cell table:formula="of:=[.B26]=[$'Fuente-Dashboard'.B26]" office:value-type="boolean" office:boolean-value="true" calcext:value-type="boolean">
            <text:p>VERDADERO</text:p>
          </table:table-cell>
          <table:table-cell table:formula="of:=[.C26]=[$'Fuente-Dashboard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'.B27]+[$'Fuente-Dashboard-Departamentos'.D27]+[$'Fuente-Dashboard-Departamentos'.F27]+[$'Fuente-Dashboard-Departamentos'.H27]+[$'Fuente-Dashboard-Departamentos'.J27]+[$'Fuente-Dashboard-Departamentos'.L27]+[$'Fuente-Dashboard-Departamentos'.N27]+[$'Fuente-Dashboard-Departamentos'.P27]+[$'Fuente-Dashboard-Departamentos'.R27]+[$'Fuente-Dashboard-Departamentos'.T27]+[$'Fuente-Dashboard-Departamentos'.V27]+[$'Fuente-Dashboard-Departamentos'.X27]+[$'Fuente-Dashboard-Departamentos'.Z27]+[$'Fuente-Dashboard-Departamentos'.AB27]+[$'Fuente-Dashboard-Departamentos'.AD27]+[$'Fuente-Dashboard-Departamentos'.AF27]+[$'Fuente-Dashboard-Departamentos'.AH27]+[$'Fuente-Dashboard-Departamentos'.AJ27]+[$'Fuente-Dashboard-Departamentos'.AL27]+[$'Fuente-Dashboard-Departamentos'.AN27]+[$'Fuente-Dashboard-Departamentos'.AP27]+[$'Fuente-Dashboard-Departamentos'.AR27]+[$'Fuente-Dashboard-Departamentos'.AT27]+[$'Fuente-Dashboard-Departamentos'.AV27]+[$'Fuente-Dashboard-Departamentos'.AX27]" office:value-type="float" office:value="1319" calcext:value-type="float">
            <text:p>1319</text:p>
          </table:table-cell>
          <table:table-cell table:formula="of:=[$'Fuente-Dashboard-Departamentos'.C27]+[$'Fuente-Dashboard-Departamentos'.E27]+[$'Fuente-Dashboard-Departamentos'.G27]+[$'Fuente-Dashboard-Departamentos'.I27]+[$'Fuente-Dashboard-Departamentos'.K27]+[$'Fuente-Dashboard-Departamentos'.M27]+[$'Fuente-Dashboard-Departamentos'.O27]+[$'Fuente-Dashboard-Departamentos'.Q27]+[$'Fuente-Dashboard-Departamentos'.S27]+[$'Fuente-Dashboard-Departamentos'.U27]+[$'Fuente-Dashboard-Departamentos'.W27]+[$'Fuente-Dashboard-Departamentos'.Y27]+[$'Fuente-Dashboard-Departamentos'.AA27]+[$'Fuente-Dashboard-Departamentos'.AC27]+[$'Fuente-Dashboard-Departamentos'.AE27]+[$'Fuente-Dashboard-Departamentos'.AG27]+[$'Fuente-Dashboard-Departamentos'.AI27]+[$'Fuente-Dashboard-Departamentos'.AK27]+[$'Fuente-Dashboard-Departamentos'.AM27]+[$'Fuente-Dashboard-Departamentos'.AO27]+[$'Fuente-Dashboard-Departamentos'.AQ27]+[$'Fuente-Dashboard-Departamentos'.AS27]+[$'Fuente-Dashboard-Departamentos'.AU27]+[$'Fuente-Dashboard-Departamentos'.AW27]+[$'Fuente-Dashboard-Departamentos'.AY27]" office:value-type="float" office:value="57" calcext:value-type="float">
            <text:p>57</text:p>
          </table:table-cell>
          <table:table-cell table:formula="of:=[.B27]=[$'Fuente-Dashboard'.B27]" office:value-type="boolean" office:boolean-value="true" calcext:value-type="boolean">
            <text:p>VERDADERO</text:p>
          </table:table-cell>
          <table:table-cell table:formula="of:=[.C27]=[$'Fuente-Dashboard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'.B28]+[$'Fuente-Dashboard-Departamentos'.D28]+[$'Fuente-Dashboard-Departamentos'.F28]+[$'Fuente-Dashboard-Departamentos'.H28]+[$'Fuente-Dashboard-Departamentos'.J28]+[$'Fuente-Dashboard-Departamentos'.L28]+[$'Fuente-Dashboard-Departamentos'.N28]+[$'Fuente-Dashboard-Departamentos'.P28]+[$'Fuente-Dashboard-Departamentos'.R28]+[$'Fuente-Dashboard-Departamentos'.T28]+[$'Fuente-Dashboard-Departamentos'.V28]+[$'Fuente-Dashboard-Departamentos'.X28]+[$'Fuente-Dashboard-Departamentos'.Z28]+[$'Fuente-Dashboard-Departamentos'.AB28]+[$'Fuente-Dashboard-Departamentos'.AD28]+[$'Fuente-Dashboard-Departamentos'.AF28]+[$'Fuente-Dashboard-Departamentos'.AH28]+[$'Fuente-Dashboard-Departamentos'.AJ28]+[$'Fuente-Dashboard-Departamentos'.AL28]+[$'Fuente-Dashboard-Departamentos'.AN28]+[$'Fuente-Dashboard-Departamentos'.AP28]+[$'Fuente-Dashboard-Departamentos'.AR28]+[$'Fuente-Dashboard-Departamentos'.AT28]+[$'Fuente-Dashboard-Departamentos'.AV28]+[$'Fuente-Dashboard-Departamentos'.AX28]" office:value-type="float" office:value="1414" calcext:value-type="float">
            <text:p>1414</text:p>
          </table:table-cell>
          <table:table-cell table:formula="of:=[$'Fuente-Dashboard-Departamentos'.C28]+[$'Fuente-Dashboard-Departamentos'.E28]+[$'Fuente-Dashboard-Departamentos'.G28]+[$'Fuente-Dashboard-Departamentos'.I28]+[$'Fuente-Dashboard-Departamentos'.K28]+[$'Fuente-Dashboard-Departamentos'.M28]+[$'Fuente-Dashboard-Departamentos'.O28]+[$'Fuente-Dashboard-Departamentos'.Q28]+[$'Fuente-Dashboard-Departamentos'.S28]+[$'Fuente-Dashboard-Departamentos'.U28]+[$'Fuente-Dashboard-Departamentos'.W28]+[$'Fuente-Dashboard-Departamentos'.Y28]+[$'Fuente-Dashboard-Departamentos'.AA28]+[$'Fuente-Dashboard-Departamentos'.AC28]+[$'Fuente-Dashboard-Departamentos'.AE28]+[$'Fuente-Dashboard-Departamentos'.AG28]+[$'Fuente-Dashboard-Departamentos'.AI28]+[$'Fuente-Dashboard-Departamentos'.AK28]+[$'Fuente-Dashboard-Departamentos'.AM28]+[$'Fuente-Dashboard-Departamentos'.AO28]+[$'Fuente-Dashboard-Departamentos'.AQ28]+[$'Fuente-Dashboard-Departamentos'.AS28]+[$'Fuente-Dashboard-Departamentos'.AU28]+[$'Fuente-Dashboard-Departamentos'.AW28]+[$'Fuente-Dashboard-Departamentos'.AY28]" office:value-type="float" office:value="64" calcext:value-type="float">
            <text:p>64</text:p>
          </table:table-cell>
          <table:table-cell table:formula="of:=[.B28]=[$'Fuente-Dashboard'.B28]" office:value-type="boolean" office:boolean-value="true" calcext:value-type="boolean">
            <text:p>VERDADERO</text:p>
          </table:table-cell>
          <table:table-cell table:formula="of:=[.C28]=[$'Fuente-Dashboard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'.B29]+[$'Fuente-Dashboard-Departamentos'.D29]+[$'Fuente-Dashboard-Departamentos'.F29]+[$'Fuente-Dashboard-Departamentos'.H29]+[$'Fuente-Dashboard-Departamentos'.J29]+[$'Fuente-Dashboard-Departamentos'.L29]+[$'Fuente-Dashboard-Departamentos'.N29]+[$'Fuente-Dashboard-Departamentos'.P29]+[$'Fuente-Dashboard-Departamentos'.R29]+[$'Fuente-Dashboard-Departamentos'.T29]+[$'Fuente-Dashboard-Departamentos'.V29]+[$'Fuente-Dashboard-Departamentos'.X29]+[$'Fuente-Dashboard-Departamentos'.Z29]+[$'Fuente-Dashboard-Departamentos'.AB29]+[$'Fuente-Dashboard-Departamentos'.AD29]+[$'Fuente-Dashboard-Departamentos'.AF29]+[$'Fuente-Dashboard-Departamentos'.AH29]+[$'Fuente-Dashboard-Departamentos'.AJ29]+[$'Fuente-Dashboard-Departamentos'.AL29]+[$'Fuente-Dashboard-Departamentos'.AN29]+[$'Fuente-Dashboard-Departamentos'.AP29]+[$'Fuente-Dashboard-Departamentos'.AR29]+[$'Fuente-Dashboard-Departamentos'.AT29]+[$'Fuente-Dashboard-Departamentos'.AV29]+[$'Fuente-Dashboard-Departamentos'.AX29]" office:value-type="float" office:value="1594" calcext:value-type="float">
            <text:p>1594</text:p>
          </table:table-cell>
          <table:table-cell table:formula="of:=[$'Fuente-Dashboard-Departamentos'.C29]+[$'Fuente-Dashboard-Departamentos'.E29]+[$'Fuente-Dashboard-Departamentos'.G29]+[$'Fuente-Dashboard-Departamentos'.I29]+[$'Fuente-Dashboard-Departamentos'.K29]+[$'Fuente-Dashboard-Departamentos'.M29]+[$'Fuente-Dashboard-Departamentos'.O29]+[$'Fuente-Dashboard-Departamentos'.Q29]+[$'Fuente-Dashboard-Departamentos'.S29]+[$'Fuente-Dashboard-Departamentos'.U29]+[$'Fuente-Dashboard-Departamentos'.W29]+[$'Fuente-Dashboard-Departamentos'.Y29]+[$'Fuente-Dashboard-Departamentos'.AA29]+[$'Fuente-Dashboard-Departamentos'.AC29]+[$'Fuente-Dashboard-Departamentos'.AE29]+[$'Fuente-Dashboard-Departamentos'.AG29]+[$'Fuente-Dashboard-Departamentos'.AI29]+[$'Fuente-Dashboard-Departamentos'.AK29]+[$'Fuente-Dashboard-Departamentos'.AM29]+[$'Fuente-Dashboard-Departamentos'.AO29]+[$'Fuente-Dashboard-Departamentos'.AQ29]+[$'Fuente-Dashboard-Departamentos'.AS29]+[$'Fuente-Dashboard-Departamentos'.AU29]+[$'Fuente-Dashboard-Departamentos'.AW29]+[$'Fuente-Dashboard-Departamentos'.AY29]" office:value-type="float" office:value="72" calcext:value-type="float">
            <text:p>72</text:p>
          </table:table-cell>
          <table:table-cell table:formula="of:=[.B29]=[$'Fuente-Dashboard'.B29]" office:value-type="boolean" office:boolean-value="true" calcext:value-type="boolean">
            <text:p>VERDADERO</text:p>
          </table:table-cell>
          <table:table-cell table:formula="of:=[.C29]=[$'Fuente-Dashboard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'.B30]+[$'Fuente-Dashboard-Departamentos'.D30]+[$'Fuente-Dashboard-Departamentos'.F30]+[$'Fuente-Dashboard-Departamentos'.H30]+[$'Fuente-Dashboard-Departamentos'.J30]+[$'Fuente-Dashboard-Departamentos'.L30]+[$'Fuente-Dashboard-Departamentos'.N30]+[$'Fuente-Dashboard-Departamentos'.P30]+[$'Fuente-Dashboard-Departamentos'.R30]+[$'Fuente-Dashboard-Departamentos'.T30]+[$'Fuente-Dashboard-Departamentos'.V30]+[$'Fuente-Dashboard-Departamentos'.X30]+[$'Fuente-Dashboard-Departamentos'.Z30]+[$'Fuente-Dashboard-Departamentos'.AB30]+[$'Fuente-Dashboard-Departamentos'.AD30]+[$'Fuente-Dashboard-Departamentos'.AF30]+[$'Fuente-Dashboard-Departamentos'.AH30]+[$'Fuente-Dashboard-Departamentos'.AJ30]+[$'Fuente-Dashboard-Departamentos'.AL30]+[$'Fuente-Dashboard-Departamentos'.AN30]+[$'Fuente-Dashboard-Departamentos'.AP30]+[$'Fuente-Dashboard-Departamentos'.AR30]+[$'Fuente-Dashboard-Departamentos'.AT30]+[$'Fuente-Dashboard-Departamentos'.AV30]+[$'Fuente-Dashboard-Departamentos'.AX30]" office:value-type="float" office:value="1756" calcext:value-type="float">
            <text:p>1756</text:p>
          </table:table-cell>
          <table:table-cell table:formula="of:=[$'Fuente-Dashboard-Departamentos'.C30]+[$'Fuente-Dashboard-Departamentos'.E30]+[$'Fuente-Dashboard-Departamentos'.G30]+[$'Fuente-Dashboard-Departamentos'.I30]+[$'Fuente-Dashboard-Departamentos'.K30]+[$'Fuente-Dashboard-Departamentos'.M30]+[$'Fuente-Dashboard-Departamentos'.O30]+[$'Fuente-Dashboard-Departamentos'.Q30]+[$'Fuente-Dashboard-Departamentos'.S30]+[$'Fuente-Dashboard-Departamentos'.U30]+[$'Fuente-Dashboard-Departamentos'.W30]+[$'Fuente-Dashboard-Departamentos'.Y30]+[$'Fuente-Dashboard-Departamentos'.AA30]+[$'Fuente-Dashboard-Departamentos'.AC30]+[$'Fuente-Dashboard-Departamentos'.AE30]+[$'Fuente-Dashboard-Departamentos'.AG30]+[$'Fuente-Dashboard-Departamentos'.AI30]+[$'Fuente-Dashboard-Departamentos'.AK30]+[$'Fuente-Dashboard-Departamentos'.AM30]+[$'Fuente-Dashboard-Departamentos'.AO30]+[$'Fuente-Dashboard-Departamentos'.AQ30]+[$'Fuente-Dashboard-Departamentos'.AS30]+[$'Fuente-Dashboard-Departamentos'.AU30]+[$'Fuente-Dashboard-Departamentos'.AW30]+[$'Fuente-Dashboard-Departamentos'.AY30]" office:value-type="float" office:value="79" calcext:value-type="float">
            <text:p>79</text:p>
          </table:table-cell>
          <table:table-cell table:formula="of:=[.B30]=[$'Fuente-Dashboard'.B30]" office:value-type="boolean" office:boolean-value="true" calcext:value-type="boolean">
            <text:p>VERDADERO</text:p>
          </table:table-cell>
          <table:table-cell table:formula="of:=[.C30]=[$'Fuente-Dashboard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'.B31]+[$'Fuente-Dashboard-Departamentos'.D31]+[$'Fuente-Dashboard-Departamentos'.F31]+[$'Fuente-Dashboard-Departamentos'.H31]+[$'Fuente-Dashboard-Departamentos'.J31]+[$'Fuente-Dashboard-Departamentos'.L31]+[$'Fuente-Dashboard-Departamentos'.N31]+[$'Fuente-Dashboard-Departamentos'.P31]+[$'Fuente-Dashboard-Departamentos'.R31]+[$'Fuente-Dashboard-Departamentos'.T31]+[$'Fuente-Dashboard-Departamentos'.V31]+[$'Fuente-Dashboard-Departamentos'.X31]+[$'Fuente-Dashboard-Departamentos'.Z31]+[$'Fuente-Dashboard-Departamentos'.AB31]+[$'Fuente-Dashboard-Departamentos'.AD31]+[$'Fuente-Dashboard-Departamentos'.AF31]+[$'Fuente-Dashboard-Departamentos'.AH31]+[$'Fuente-Dashboard-Departamentos'.AJ31]+[$'Fuente-Dashboard-Departamentos'.AL31]+[$'Fuente-Dashboard-Departamentos'.AN31]+[$'Fuente-Dashboard-Departamentos'.AP31]+[$'Fuente-Dashboard-Departamentos'.AR31]+[$'Fuente-Dashboard-Departamentos'.AT31]+[$'Fuente-Dashboard-Departamentos'.AV31]+[$'Fuente-Dashboard-Departamentos'.AX31]" office:value-type="float" office:value="2281" calcext:value-type="float">
            <text:p>2281</text:p>
          </table:table-cell>
          <table:table-cell table:formula="of:=[$'Fuente-Dashboard-Departamentos'.C31]+[$'Fuente-Dashboard-Departamentos'.E31]+[$'Fuente-Dashboard-Departamentos'.G31]+[$'Fuente-Dashboard-Departamentos'.I31]+[$'Fuente-Dashboard-Departamentos'.K31]+[$'Fuente-Dashboard-Departamentos'.M31]+[$'Fuente-Dashboard-Departamentos'.O31]+[$'Fuente-Dashboard-Departamentos'.Q31]+[$'Fuente-Dashboard-Departamentos'.S31]+[$'Fuente-Dashboard-Departamentos'.U31]+[$'Fuente-Dashboard-Departamentos'.W31]+[$'Fuente-Dashboard-Departamentos'.Y31]+[$'Fuente-Dashboard-Departamentos'.AA31]+[$'Fuente-Dashboard-Departamentos'.AC31]+[$'Fuente-Dashboard-Departamentos'.AE31]+[$'Fuente-Dashboard-Departamentos'.AG31]+[$'Fuente-Dashboard-Departamentos'.AI31]+[$'Fuente-Dashboard-Departamentos'.AK31]+[$'Fuente-Dashboard-Departamentos'.AM31]+[$'Fuente-Dashboard-Departamentos'.AO31]+[$'Fuente-Dashboard-Departamentos'.AQ31]+[$'Fuente-Dashboard-Departamentos'.AS31]+[$'Fuente-Dashboard-Departamentos'.AU31]+[$'Fuente-Dashboard-Departamentos'.AW31]+[$'Fuente-Dashboard-Departamentos'.AY31]" office:value-type="float" office:value="90" calcext:value-type="float">
            <text:p>90</text:p>
          </table:table-cell>
          <table:table-cell table:formula="of:=[.B31]=[$'Fuente-Dashboard'.B31]" office:value-type="boolean" office:boolean-value="true" calcext:value-type="boolean">
            <text:p>VERDADERO</text:p>
          </table:table-cell>
          <table:table-cell table:formula="of:=[.C31]=[$'Fuente-Dashboard'.C31]" office:value-type="boolean" office:boolean-value="true" calcext:value-type="boolean">
            <text:p>VERDADERO</text:p>
          </table:table-cell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9" table:formula="of:=[.C22]-[.C21]" office:value-type="float" office:value="100" calcext:value-type="float">
            <text:p>100</text:p>
          </table:table-cell>
          <table:table-cell table:style-name="ce9" table:formula="of:=[.C23]-[.B23]" office:value-type="float" office:value="580" calcext:value-type="float">
            <text:p>580</text:p>
          </table:table-cell>
          <table:table-cell table:style-name="ce9" table:formula="of:=[.D23]" office:value-type="float" office:value="14" calcext:value-type="float">
            <text:p>14</text:p>
          </table:table-cell>
          <table:table-cell table:style-name="ce9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00:28:25.8337501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06T14:12:53.598995158</dc:date>
    <meta:editing-duration>P1DT53M34S</meta:editing-duration>
    <meta:editing-cycles>20</meta:editing-cycles>
    <meta:generator>LibreOffice/6.1.6.3$Linux_X86_64 LibreOffice_project/10$Build-3</meta:generator>
    <meta:document-statistic meta:table-count="5" meta:cell-count="1037" meta:object-count="0"/>
  </office:meta>
</office:document-meta>
</file>